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6mm"/>
    </style:style>
    <style:style style:name="co2" style:family="table-column">
      <style:table-column-properties fo:break-before="auto" style:column-width="94.6mm"/>
    </style:style>
    <style:style style:name="co3" style:family="table-column">
      <style:table-column-properties fo:break-before="auto" style:column-width="66.6mm"/>
    </style:style>
    <style:style style:name="co4" style:family="table-column">
      <style:table-column-properties fo:break-before="auto" style:column-width="67.45mm"/>
    </style:style>
    <style:style style:name="co5" style:family="table-column">
      <style:table-column-properties fo:break-before="auto" style:column-width="47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71.7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13.65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14.8mm"/>
    </style:style>
    <style:style style:name="co20" style:family="table-column">
      <style:table-column-properties fo:break-before="auto" style:column-width="35.88mm"/>
    </style:style>
    <style:style style:name="co21" style:family="table-column">
      <style:table-column-properties fo:break-before="auto" style:column-width="21.94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9.05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4.89mm"/>
    </style:style>
    <style:style style:name="co26" style:family="table-column">
      <style:table-column-properties fo:break-before="auto" style:column-width="22.26mm"/>
    </style:style>
    <style:style style:name="co27" style:family="table-column">
      <style:table-column-properties fo:break-before="auto" style:column-width="21.13mm"/>
    </style:style>
    <style:style style:name="co28" style:family="table-column">
      <style:table-column-properties fo:break-before="auto" style:column-width="20.57mm"/>
    </style:style>
    <style:style style:name="ro1" style:family="table-row">
      <style:table-row-properties style:row-height="25.96mm" fo:break-before="auto" style:use-optimal-row-height="false"/>
    </style:style>
    <style:style style:name="ro2" style:family="table-row">
      <style:table-row-properties style:row-height="21.85mm" fo:break-before="auto" style:use-optimal-row-height="fals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26.93mm" fo:break-before="auto" style:use-optimal-row-height="false"/>
    </style:style>
    <style:style style:name="ro5" style:family="table-row">
      <style:table-row-properties style:row-height="21.91mm" fo:break-before="auto" style:use-optimal-row-height="fals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6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cell-protect="hidden-and-protected" style:print-content="true"/>
    </style:style>
    <style:style style:name="ce8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gr1" style:family="graphic">
      <style:graphic-properties draw:textarea-vertical-align="middle" fo:background-color="#ff000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Niveau 1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1" form:id="control1" form:label="Vrai ou Faux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5mm" svg:height="19.86mm" svg:x="4.96mm" svg:y="157.44mm" draw:control="control1"/>
          <draw:frame draw:z-index="1" draw:style-name="gr2" draw:text-style-name="P2" svg:width="303.69mm" svg:height="220.99mm" svg:x="248.93mm" svg:y="0.09mm">
            <draw:object draw:notify-on-update-of-ranges="Données.I4:Données.I12 Données.M3:Données.N3 Données.O3:Données.P3 Données.M4:Données.N4 Données.O4:Données.P4 Données.M5:Données.N5 Données.O5:Données.P5 Données.M6:Données.N6 Données.O6:Données.P6 Données.M7:Données.N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1" draw:text-style-name="P1" svg:width="105mm" svg:height="19.85mm" svg:x="4.96mm" svg:y="181.47mm" draw:control="control2"/>
        </table:shapes>
        <table:table-column table:style-name="co1" table:default-cell-style-name="ce7"/>
        <table:table-column table:style-name="co2" table:default-cell-style-name="ce13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9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°</text:p>
          </table:table-cell>
          <table:table-cell table:style-name="ce39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41"/>
          <table:table-cell table:style-name="ce5"/>
          <table:table-cell table:number-columns-repeated="1021"/>
        </table:table-row>
        <table:table-row table:style-name="ro3" table:number-rows-repeated="3">
          <table:table-cell table:style-name="ce5" table:number-columns-repeated="2"/>
          <table:table-cell table:number-columns-repeated="1021"/>
        </table:table-row>
        <table:table-row table:style-name="ro3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iveau 2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3" form:id="control3" form:label="Vrai ou Faux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4.99mm" svg:height="20.1mm" svg:x="4.94mm" svg:y="158.82mm" draw:control="control3"/>
          <draw:frame draw:z-index="1" draw:style-name="gr2" draw:text-style-name="P2" svg:width="303.69mm" svg:height="220.99mm" svg:x="254.26mm" svg:y="0mm">
            <draw:object draw:notify-on-update-of-ranges="Données.I20:Données.I20 Données.M16:Données.N16 Données.O16:Données.P16 Données.M17:Données.N17 Données.O17:Données.P17 Données.M18:Données.N18 Données.O18:Données.P18 Données.M19:Données.N19 Données.O19:Données.P19 Données.M20:Données.N20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1" draw:text-style-name="P1" svg:width="104.99mm" svg:height="20.71mm" svg:x="4.94mm" svg:y="184.45mm" draw:control="control4"/>
        </table:shapes>
        <table:table-column table:style-name="co7" table:default-cell-style-name="ce7"/>
        <table:table-column table:style-name="co2" table:default-cell-style-name="ce13"/>
        <table:table-column table:style-name="co8" table:default-cell-style-name="ce7"/>
        <table:table-column table:style-name="co8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4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9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N°</text:p>
          </table:table-cell>
          <table:table-cell table:style-name="ce39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5">
          <table:table-cell table:style-name="ce5" table:number-columns-repeated="2"/>
          <table:table-cell table:number-columns-repeated="1021"/>
        </table:table-row>
        <table:table-row table:style-name="ro3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iveau 3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5" form:id="control5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Vrai ou Faux" form:control-implementation="ooo:com.sun.star.form.component.CheckBox" xml:id="control6" form:id="control6" form:label="Vrai ou Faux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5mm" svg:height="19.73mm" svg:x="5mm" svg:y="183.24mm" draw:control="control5"/>
          <draw:frame draw:z-index="1" draw:style-name="gr2" draw:text-style-name="P2" svg:width="303.69mm" svg:height="220.99mm" svg:x="257.17mm" svg:y="0mm">
            <draw:object draw:notify-on-update-of-ranges="Données.I20:Données.I20 Données.M32:Données.N32 Données.O32:Données.P32 Données.M33:Données.N33 Données.O33:Données.P33 Données.M34:Données.N34 Données.O34:Données.P34 Données.M35:Données.N35 Données.O35:Données.P35 Données.M36:Données.N36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1" draw:text-style-name="P1" svg:width="105.39mm" svg:height="20.17mm" svg:x="4.61mm" svg:y="158.23mm" draw:control="control6"/>
        </table:shapes>
        <table:table-column table:style-name="co9" table:default-cell-style-name="ce7"/>
        <table:table-column table:style-name="co2" table:default-cell-style-name="ce13"/>
        <table:table-column table:style-name="co10" table:default-cell-style-name="ce7"/>
        <table:table-column table:style-name="co11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9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N°</text:p>
          </table:table-cell>
          <table:table-cell table:style-name="ce39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5">
          <table:table-cell table:style-name="ce5" table:number-columns-repeated="2"/>
          <table:table-cell table:number-columns-repeated="1021"/>
        </table:table-row>
        <table:table-row table:style-name="ro3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21" table:default-cell-style-name="ce96"/>
        <table:table-column table:style-name="co22" table:default-cell-style-name="ce96"/>
        <table:table-column table:style-name="co23" table:number-columns-repeated="3" table:default-cell-style-name="ce96"/>
        <table:table-column table:style-name="co17" table:default-cell-style-name="ce96"/>
        <table:table-column table:style-name="co24" table:number-columns-repeated="2" table:default-cell-style-name="ce96"/>
        <table:table-column table:style-name="co16" table:default-cell-style-name="ce96"/>
        <table:table-column table:style-name="co25" table:default-cell-style-name="ce96"/>
        <table:table-column table:style-name="co26" table:default-cell-style-name="ce96"/>
        <table:table-column table:style-name="co27" table:default-cell-style-name="ce96"/>
        <table:table-column table:style-name="co28" table:default-cell-style-name="ce96"/>
        <table:table-column table:style-name="co6" table:number-columns-repeated="992" table:default-cell-style-name="ce96"/>
        <table:table-column table:style-name="co6" table:number-columns-repeated="10" table:default-cell-style-name="ce111"/>
        <table:table-row table:style-name="ro3">
          <table:table-cell table:style-name="ce89" office:value-type="string" calcext:value-type="string" table:number-columns-spanned="18" table:number-rows-spanned="1">
            <text:p>KELLER Stéphane Lycée agricole Louis Pasteur</text:p>
          </table:table-cell>
          <table:covered-table-cell table:style-name="ce89"/>
          <table:covered-table-cell table:number-columns-repeated="4" table:style-name="ce72"/>
          <table:covered-table-cell table:style-name="ce81"/>
          <table:covered-table-cell table:number-columns-repeated="3"/>
          <table:covered-table-cell table:style-name="ce111"/>
          <table:covered-table-cell table:style-name="Default"/>
          <table:covered-table-cell table:style-name="ce87"/>
          <table:covered-table-cell table:style-name="ce111"/>
          <table:covered-table-cell table:number-columns-repeated="4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90" office:value-type="string" calcext:value-type="string">
            <text:p>Aléatoire a</text:p>
          </table:table-cell>
          <table:table-cell table:style-name="ce90" office:value-type="string" calcext:value-type="string">
            <text:p>Rang</text:p>
          </table:table-cell>
          <table:table-cell table:style-name="ce90" office:value-type="string" calcext:value-type="string">
            <text:p>Variable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Signe</text:p>
          </table:table-cell>
          <table:table-cell table:style-name="ce90" office:value-type="string" calcext:value-type="string">
            <text:p>Concaténation</text:p>
          </table:table-cell>
          <table:table-cell table:style-name="ce90" office:value-type="string" calcext:value-type="string">
            <text:p>Choix</text:p>
          </table:table-cell>
          <table:table-cell table:style-name="ce90" office:value-type="string" calcext:value-type="string">
            <text:p>Équa niv1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style-name="ce42" office:value-type="string" calcext:value-type="string">
            <text:p>Xmin</text:p>
          </table:table-cell>
          <table:table-cell table:style-name="ce42" office:value-type="float" office:value="-11" calcext:value-type="float">
            <text:p>-11</text:p>
          </table:table-cell>
          <table:table-cell table:number-columns-repeated="996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365229" calcext:value-type="float">
            <text:p>36522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-10;-1)" office:value-type="float" office:value="-2" calcext:value-type="float">
            <text:p>-2</text:p>
          </table:table-cell>
          <table:table-cell table:style-name="ce23" table:number-columns-repeated="2"/>
          <table:table-cell table:style-name="ce23" table:formula="of:=CONCATENATE([.C3];[.D3])" office:value-type="string" office:string-value="x=-2" calcext:value-type="string">
            <text:p>x=-2</text:p>
          </table:table-cell>
          <table:table-cell table:style-name="ce23" table:formula="of:=RANK([.A3];[.$A$3:.$A$12];0)" office:value-type="float" office:value="7" calcext:value-type="float">
            <text:p>7</text:p>
          </table:table-cell>
          <table:table-cell table:style-name="ce23" table:formula="of:=VLOOKUP([.H3];[.$B$3:.$G$12];6)" office:value-type="string" office:string-value="y=-2x-7" calcext:value-type="string">
            <text:p>y=-2x-7</text:p>
          </table:table-cell>
          <table:table-cell table:style-name="ce38" table:number-columns-repeated="2"/>
          <table:table-cell/>
          <table:table-cell table:style-name="ce40" table:formula="of:=IF([.H3]=1;[.$D$3];IF([.H3]=2;[.$D$4];[.$R$2]))" office:value-type="float" office:value="-11" calcext:value-type="float">
            <text:p>-11</text:p>
          </table:table-cell>
          <table:table-cell table:style-name="ce40" table:formula="of:=IF([.H3]=1;[.$D$3];IF([.H3]=2;[.$D$4];[.$R$3]))" office:value-type="float" office:value="11" calcext:value-type="float">
            <text:p>11</text:p>
          </table:table-cell>
          <table:table-cell table:style-name="ce40" table:formula="of:=IF([.H3]=1;[.$R$4];IF([.H3]=2;[.$R$4];VLOOKUP([.H3];[.$B$3:.$G$12];3)*[.M3]+VLOOKUP([.H3];[.$B$3:.$G$12];4)))" office:value-type="float" office:value="15" calcext:value-type="float">
            <text:p>15</text:p>
          </table:table-cell>
          <table:table-cell table:style-name="ce40" table:formula="of:=IF([.H3]=1;[.$R$5];IF([.H3]=2;[.$R$5];VLOOKUP([.H3];[.$B$3:.$G$12];3)*[.N3]+VLOOKUP([.H3];[.$B$3:.$G$12];4)))" office:value-type="float" office:value="-29" calcext:value-type="float">
            <text:p>-29</text:p>
          </table:table-cell>
          <table:table-cell table:style-name="ce24" office:value-type="string" calcext:value-type="string">
            <text:p>X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370585" calcext:value-type="float">
            <text:p>37058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1;10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NCATENATE([.C4];[.D4])" office:value-type="string" office:string-value="x=1" calcext:value-type="string">
            <text:p>x=1</text:p>
          </table:table-cell>
          <table:table-cell table:style-name="ce23" table:formula="of:=RANK([.A4];[.$A$3:.$A$12];0)" office:value-type="float" office:value="6" calcext:value-type="float">
            <text:p>6</text:p>
          </table:table-cell>
          <table:table-cell table:style-name="ce23" table:formula="of:=VLOOKUP([.H4];[.$B$3:.$G$12];6)" office:value-type="string" office:string-value="y=-x+11" calcext:value-type="string">
            <text:p>y=-x+11</text:p>
          </table:table-cell>
          <table:table-cell table:style-name="ce38" table:number-columns-repeated="2"/>
          <table:table-cell/>
          <table:table-cell table:style-name="ce40" table:formula="of:=IF([.H4]=1;[.$D$3];IF([.H4]=2;[.$D$4];[.$R$2]))" office:value-type="float" office:value="-11" calcext:value-type="float">
            <text:p>-11</text:p>
          </table:table-cell>
          <table:table-cell table:style-name="ce40" table:formula="of:=IF([.H4]=1;[.$D$3];IF([.H4]=2;[.$D$4];[.$R$3]))" office:value-type="float" office:value="11" calcext:value-type="float">
            <text:p>11</text:p>
          </table:table-cell>
          <table:table-cell table:style-name="ce40" table:formula="of:=IF([.H4]=1;[.$R$4];IF([.H4]=2;[.$R$4];VLOOKUP([.H4];[.$B$3:.$G$12];3)*[.M4]+VLOOKUP([.H4];[.$B$3:.$G$12];4)))" office:value-type="float" office:value="22" calcext:value-type="float">
            <text:p>22</text:p>
          </table:table-cell>
          <table:table-cell table:style-name="ce40" table:formula="of:=IF([.H4]=1;[.$R$5];IF([.H4]=2;[.$R$5];VLOOKUP([.H4];[.$B$3:.$G$12];3)*[.N4]+VLOOKUP([.H4];[.$B$3:.$G$12];4)))" office:value-type="float" office:value="0" calcext:value-type="float">
            <text:p>0</text:p>
          </table:table-cell>
          <table:table-cell table:style-name="ce24" office:value-type="string" calcext:value-type="string">
            <text:p>Ymin</text:p>
          </table:table-cell>
          <table:table-cell table:style-name="ce24" office:value-type="float" office:value="-11" calcext:value-type="float">
            <text:p>-11</text:p>
          </table:table-cell>
          <table:table-cell table:number-columns-repeated="996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545562" calcext:value-type="float">
            <text:p>54556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-10;-1)" office:value-type="float" office:value="-7" calcext:value-type="float">
            <text:p>-7</text:p>
          </table:table-cell>
          <table:table-cell table:style-name="ce23"/>
          <table:table-cell table:style-name="ce23" table:formula="of:=CONCATENATE([.C5];[.E5])" office:value-type="string" office:string-value="y=-7" calcext:value-type="string">
            <text:p>y=-7</text:p>
          </table:table-cell>
          <table:table-cell table:style-name="ce23" table:formula="of:=RANK([.A5];[.$A$3:.$A$12];0)" office:value-type="float" office:value="5" calcext:value-type="float">
            <text:p>5</text:p>
          </table:table-cell>
          <table:table-cell table:style-name="ce23" table:formula="of:=VLOOKUP([.H5];[.$B$3:.$G$12];6)" office:value-type="string" office:string-value="y=-2x+4" calcext:value-type="string">
            <text:p>y=-2x+4</text:p>
          </table:table-cell>
          <table:table-cell table:style-name="ce38" table:number-columns-repeated="2"/>
          <table:table-cell/>
          <table:table-cell table:style-name="ce40" table:formula="of:=IF([.H5]=1;[.$D$3];IF([.H5]=2;[.$D$4];[.$R$2]))" office:value-type="float" office:value="-11" calcext:value-type="float">
            <text:p>-11</text:p>
          </table:table-cell>
          <table:table-cell table:style-name="ce40" table:formula="of:=IF([.H5]=1;[.$D$3];IF([.H5]=2;[.$D$4];[.$R$3]))" office:value-type="float" office:value="11" calcext:value-type="float">
            <text:p>11</text:p>
          </table:table-cell>
          <table:table-cell table:style-name="ce40" table:formula="of:=IF([.H5]=1;[.$R$4];IF([.H5]=2;[.$R$4];VLOOKUP([.H5];[.$B$3:.$G$12];3)*[.M5]+VLOOKUP([.H5];[.$B$3:.$G$12];4)))" office:value-type="float" office:value="26" calcext:value-type="float">
            <text:p>26</text:p>
          </table:table-cell>
          <table:table-cell table:style-name="ce40" table:formula="of:=IF([.H5]=1;[.$R$5];IF([.H5]=2;[.$R$5];VLOOKUP([.H5];[.$B$3:.$G$12];3)*[.N5]+VLOOKUP([.H5];[.$B$3:.$G$12];4)))" office:value-type="float" office:value="-18" calcext:value-type="float">
            <text:p>-18</text:p>
          </table:table-cell>
          <table:table-cell table:style-name="ce24" office:value-type="string" calcext:value-type="string">
            <text:p>Y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672236" calcext:value-type="float">
            <text:p>67223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1;10)" office:value-type="float" office:value="10" calcext:value-type="float">
            <text:p>10</text:p>
          </table:table-cell>
          <table:table-cell table:style-name="ce23"/>
          <table:table-cell table:style-name="ce23" table:formula="of:=CONCATENATE([.C6];[.E6])" office:value-type="string" office:string-value="y=10" calcext:value-type="string">
            <text:p>y=10</text:p>
          </table:table-cell>
          <table:table-cell table:style-name="ce23" table:formula="of:=RANK([.A6];[.$A$3:.$A$12];0)" office:value-type="float" office:value="4" calcext:value-type="float">
            <text:p>4</text:p>
          </table:table-cell>
          <table:table-cell table:style-name="ce33" table:formula="of:=VLOOKUP([.H6];[.$B$3:.$G$12];6)" office:value-type="string" office:string-value="y=10" calcext:value-type="string">
            <text:p>y=10</text:p>
          </table:table-cell>
          <table:table-cell table:style-name="ce38" table:number-columns-repeated="2"/>
          <table:table-cell/>
          <table:table-cell table:style-name="ce40" table:formula="of:=IF([.H6]=1;[.$D$3];IF([.H6]=2;[.$D$4];[.$R$2]))" office:value-type="float" office:value="-11" calcext:value-type="float">
            <text:p>-11</text:p>
          </table:table-cell>
          <table:table-cell table:style-name="ce40" table:formula="of:=IF([.H6]=1;[.$D$3];IF([.H6]=2;[.$D$4];[.$R$3]))" office:value-type="float" office:value="11" calcext:value-type="float">
            <text:p>11</text:p>
          </table:table-cell>
          <table:table-cell table:style-name="ce40" table:formula="of:=IF([.H6]=1;[.$R$4];IF([.H6]=2;[.$R$4];VLOOKUP([.H6];[.$B$3:.$G$12];3)*[.M6]+VLOOKUP([.H6];[.$B$3:.$G$12];4)))" office:value-type="float" office:value="10" calcext:value-type="float">
            <text:p>10</text:p>
          </table:table-cell>
          <table:table-cell table:style-name="ce40" table:formula="of:=IF([.H6]=1;[.$R$5];IF([.H6]=2;[.$R$5];VLOOKUP([.H6];[.$B$3:.$G$12];3)*[.N6]+VLOOKUP([.H6];[.$B$3:.$G$12];4)))" office:value-type="float" office:value="10" calcext:value-type="float">
            <text:p>10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284018" calcext:value-type="float">
            <text:p>28401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IF([.A7]&lt;500000;&quot;+&quot;;&quot;-&quot;)" office:value-type="string" office:string-value="+" calcext:value-type="string">
            <text:p>+</text:p>
          </table:table-cell>
          <table:table-cell table:style-name="ce29" table:formula="of:=CONCATENATE([.C7];IF([.D7]=1;&quot;&quot;;IF([.D7]=-1;&quot;-&quot;;[.D7]));&quot;x&quot;;IF([.E7]&gt;0;&quot;+&quot;;&quot;&quot;);[.E7])" office:value-type="string" office:string-value="y=-2x+4" calcext:value-type="string">
            <text:p>y=-2x+4</text:p>
          </table:table-cell>
          <table:table-cell table:style-name="ce24" table:formula="of:=RANK([.A7];[.$A$3:.$A$12];0)" office:value-type="float" office:value="9" calcext:value-type="float">
            <text:p>9</text:p>
          </table:table-cell>
          <table:table-cell table:style-name="ce24" table:formula="of:=VLOOKUP([.H7];[.$B$3:.$G$12];6)" office:value-type="string" office:string-value="y=2x+9" calcext:value-type="string">
            <text:p>y=2x+9</text:p>
          </table:table-cell>
          <table:table-cell table:style-name="ce38" table:number-columns-repeated="2"/>
          <table:table-cell/>
          <table:table-cell table:style-name="ce40" table:formula="of:=IF([.H7]=1;[.$D$3];IF([.H7]=2;[.$D$4];[.$R$2]))" office:value-type="float" office:value="-11" calcext:value-type="float">
            <text:p>-11</text:p>
          </table:table-cell>
          <table:table-cell table:style-name="ce40" table:formula="of:=IF([.H7]=1;[.$D$3];IF([.H7]=2;[.$D$4];[.$R$3]))" office:value-type="float" office:value="11" calcext:value-type="float">
            <text:p>11</text:p>
          </table:table-cell>
          <table:table-cell table:style-name="ce40" table:formula="of:=IF([.H7]=1;[.$R$4];IF([.H7]=2;[.$R$4];VLOOKUP([.H7];[.$B$3:.$G$12];3)*[.M7]+VLOOKUP([.H7];[.$B$3:.$G$12];4)))" office:value-type="float" office:value="-13" calcext:value-type="float">
            <text:p>-13</text:p>
          </table:table-cell>
          <table:table-cell table:style-name="ce40" table:formula="of:=IF([.H7]=1;[.$R$5];IF([.H7]=2;[.$R$5];VLOOKUP([.H7];[.$B$3:.$G$12];3)*[.N7]+VLOOKUP([.H7];[.$B$3:.$G$12];4)))" office:value-type="float" office:value="31" calcext:value-type="float">
            <text:p>31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215106" calcext:value-type="float">
            <text:p>215106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6;11)" office:value-type="float" office:value="11" calcext:value-type="float">
            <text:p>11</text:p>
          </table:table-cell>
          <table:table-cell table:style-name="ce24" table:formula="of:=IF([.A8]&lt;500000;&quot;+&quot;;&quot;-&quot;)" office:value-type="string" office:string-value="+" calcext:value-type="string">
            <text:p>+</text:p>
          </table:table-cell>
          <table:table-cell table:style-name="ce29" table:formula="of:=CONCATENATE([.C8];IF([.D8]=1;&quot;&quot;;IF([.D8]=-1;&quot;-&quot;;[.D8]));&quot;x&quot;;IF([.E8]&gt;0;&quot;+&quot;;&quot;&quot;);[.E8])" office:value-type="string" office:string-value="y=-x+11" calcext:value-type="string">
            <text:p>y=-x+11</text:p>
          </table:table-cell>
          <table:table-cell table:style-name="ce24" table:formula="of:=RANK([.A8];[.$A$3:.$A$12];0)" office:value-type="float" office:value="10" calcext:value-type="float">
            <text:p>10</text:p>
          </table:table-cell>
          <table:table-cell table:style-name="ce24" table:formula="of:=VLOOKUP([.H8];[.$B$3:.$G$12];6)" office:value-type="string" office:string-value="y=3x-7" calcext:value-type="string">
            <text:p>y=3x-7</text:p>
          </table:table-cell>
          <table:table-cell table:style-name="ce38" table:number-columns-repeated="2"/>
          <table:table-cell/>
          <table:table-cell table:style-name="ce40" table:formula="of:=IF([.H8]=1;[.$D$3];IF([.H8]=2;[.$D$4];[.$R$2]))" office:value-type="float" office:value="-11" calcext:value-type="float">
            <text:p>-11</text:p>
          </table:table-cell>
          <table:table-cell table:style-name="ce40" table:formula="of:=IF([.H8]=1;[.$D$3];IF([.H8]=2;[.$D$4];[.$R$3]))" office:value-type="float" office:value="11" calcext:value-type="float">
            <text:p>11</text:p>
          </table:table-cell>
          <table:table-cell table:style-name="ce40" table:formula="of:=IF([.H8]=1;[.$R$4];IF([.H8]=2;[.$R$4];VLOOKUP([.H8];[.$B$3:.$G$12];3)*[.M8]+VLOOKUP([.H8];[.$B$3:.$G$12];4)))" office:value-type="float" office:value="-40" calcext:value-type="float">
            <text:p>-40</text:p>
          </table:table-cell>
          <table:table-cell table:style-name="ce40" table:formula="of:=IF([.H8]=1;[.$R$5];IF([.H8]=2;[.$R$5];VLOOKUP([.H8];[.$B$3:.$G$12];3)*[.N8]+VLOOKUP([.H8];[.$B$3:.$G$12];4)))" office:value-type="float" office:value="26" calcext:value-type="float">
            <text:p>26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286507" calcext:value-type="float">
            <text:p>286507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-10;-1)" office:value-type="float" office:value="-7" calcext:value-type="float">
            <text:p>-7</text:p>
          </table:table-cell>
          <table:table-cell table:style-name="ce24" table:formula="of:=IF([.A9]&lt;500000;&quot;+&quot;;&quot;-&quot;)" office:value-type="string" office:string-value="+" calcext:value-type="string">
            <text:p>+</text:p>
          </table:table-cell>
          <table:table-cell table:style-name="ce29" table:formula="of:=CONCATENATE([.C9];IF([.D9]=1;&quot;&quot;;IF([.D9]=-1;&quot;-&quot;;[.D9]));&quot;x&quot;;IF([.E9]&gt;0;&quot;+&quot;;&quot;&quot;);[.E9])" office:value-type="string" office:string-value="y=-2x-7" calcext:value-type="string">
            <text:p>y=-2x-7</text:p>
          </table:table-cell>
          <table:table-cell table:style-name="ce24" table:formula="of:=RANK([.A9];[.$A$3:.$A$12];0)" office:value-type="float" office:value="8" calcext:value-type="float">
            <text:p>8</text:p>
          </table:table-cell>
          <table:table-cell table:style-name="ce24" table:formula="of:=VLOOKUP([.H9];[.$B$3:.$G$12];6)" office:value-type="string" office:string-value="y=5x+3" calcext:value-type="string">
            <text:p>y=5x+3</text:p>
          </table:table-cell>
          <table:table-cell table:style-name="ce38" table:number-columns-repeated="2"/>
          <table:table-cell/>
          <table:table-cell table:style-name="ce40" table:formula="of:=IF([.H9]=1;[.$D$3];IF([.H9]=2;[.$D$4];[.$R$2]))" office:value-type="float" office:value="-11" calcext:value-type="float">
            <text:p>-11</text:p>
          </table:table-cell>
          <table:table-cell table:style-name="ce40" table:formula="of:=IF([.H9]=1;[.$D$3];IF([.H9]=2;[.$D$4];[.$R$3]))" office:value-type="float" office:value="11" calcext:value-type="float">
            <text:p>11</text:p>
          </table:table-cell>
          <table:table-cell table:style-name="ce40" table:formula="of:=IF([.H9]=1;[.$R$4];IF([.H9]=2;[.$R$4];VLOOKUP([.H9];[.$B$3:.$G$12];3)*[.M9]+VLOOKUP([.H9];[.$B$3:.$G$12];4)))" office:value-type="float" office:value="-52" calcext:value-type="float">
            <text:p>-52</text:p>
          </table:table-cell>
          <table:table-cell table:style-name="ce40" table:formula="of:=IF([.H9]=1;[.$R$5];IF([.H9]=2;[.$R$5];VLOOKUP([.H9];[.$B$3:.$G$12];3)*[.N9]+VLOOKUP([.H9];[.$B$3:.$G$12];4)))" office:value-type="float" office:value="58" calcext:value-type="float">
            <text:p>58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958356" calcext:value-type="float">
            <text:p>958356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IF([.A10]&lt;500000;&quot;+&quot;;&quot;-&quot;)" office:value-type="string" office:string-value="-" calcext:value-type="string">
            <text:p>-</text:p>
          </table:table-cell>
          <table:table-cell table:style-name="ce29" table:formula="of:=CONCATENATE([.C10];IF([.D10]=1;&quot;&quot;;IF([.D10]=-1;&quot;-&quot;;[.D10]));&quot;x&quot;;IF([.E10]&gt;0;&quot;+&quot;;&quot;&quot;);[.E10])" office:value-type="string" office:string-value="y=5x+3" calcext:value-type="string">
            <text:p>y=5x+3</text:p>
          </table:table-cell>
          <table:table-cell table:style-name="ce24" table:formula="of:=RANK([.A10];[.$A$3:.$A$12];0)" office:value-type="float" office:value="1" calcext:value-type="float">
            <text:p>1</text:p>
          </table:table-cell>
          <table:table-cell table:style-name="ce24" table:formula="of:=VLOOKUP([.H10];[.$B$3:.$G$12];6)" office:value-type="string" office:string-value="x=-2" calcext:value-type="string">
            <text:p>x=-2</text:p>
          </table:table-cell>
          <table:table-cell table:style-name="ce38" table:number-columns-repeated="2"/>
          <table:table-cell/>
          <table:table-cell table:style-name="ce40" table:formula="of:=IF([.H10]=1;[.$D$3];IF([.H10]=2;[.$D$4];[.$R$2]))" office:value-type="float" office:value="-2" calcext:value-type="float">
            <text:p>-2</text:p>
          </table:table-cell>
          <table:table-cell table:style-name="ce40" table:formula="of:=IF([.H10]=1;[.$D$3];IF([.H10]=2;[.$D$4];[.$R$3]))" office:value-type="float" office:value="-2" calcext:value-type="float">
            <text:p>-2</text:p>
          </table:table-cell>
          <table:table-cell table:style-name="ce40" table:formula="of:=IF([.H10]=1;[.$R$4];IF([.H10]=2;[.$R$4];VLOOKUP([.H10];[.$B$3:.$G$12];3)*[.M10]+VLOOKUP([.H10];[.$B$3:.$G$12];4)))" office:value-type="float" office:value="-11" calcext:value-type="float">
            <text:p>-11</text:p>
          </table:table-cell>
          <table:table-cell table:style-name="ce40" table:formula="of:=IF([.H10]=1;[.$R$5];IF([.H10]=2;[.$R$5];VLOOKUP([.H10];[.$B$3:.$G$12];3)*[.N10]+VLOOKUP([.H10];[.$B$3:.$G$12];4)))" office:value-type="float" office:value="11" calcext:value-type="float">
            <text:p>11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735466" calcext:value-type="float">
            <text:p>735466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6;11)" office:value-type="float" office:value="9" calcext:value-type="float">
            <text:p>9</text:p>
          </table:table-cell>
          <table:table-cell table:style-name="ce24" table:formula="of:=IF([.A11]&lt;500000;&quot;+&quot;;&quot;-&quot;)" office:value-type="string" office:string-value="-" calcext:value-type="string">
            <text:p>-</text:p>
          </table:table-cell>
          <table:table-cell table:style-name="ce29" table:formula="of:=CONCATENATE([.C11];IF([.D11]=1;&quot;&quot;;IF([.D11]=-1;&quot;-&quot;;[.D11]));&quot;x&quot;;IF([.E11]&gt;0;&quot;+&quot;;&quot;&quot;);[.E11])" office:value-type="string" office:string-value="y=2x+9" calcext:value-type="string">
            <text:p>y=2x+9</text:p>
          </table:table-cell>
          <table:table-cell table:style-name="ce24" table:formula="of:=RANK([.A11];[.$A$3:.$A$12];0)" office:value-type="float" office:value="2" calcext:value-type="float">
            <text:p>2</text:p>
          </table:table-cell>
          <table:table-cell table:style-name="ce24" table:formula="of:=VLOOKUP([.H11];[.$B$3:.$G$12];6)" office:value-type="string" office:string-value="x=1" calcext:value-type="string">
            <text:p>x=1</text:p>
          </table:table-cell>
          <table:table-cell table:style-name="ce38" table:number-columns-repeated="2"/>
          <table:table-cell/>
          <table:table-cell table:style-name="ce40" table:formula="of:=IF([.H11]=1;[.$D$3];IF([.H11]=2;[.$D$4];[.$R$2]))" office:value-type="float" office:value="1" calcext:value-type="float">
            <text:p>1</text:p>
          </table:table-cell>
          <table:table-cell table:style-name="ce40" table:formula="of:=IF([.H11]=1;[.$D$3];IF([.H11]=2;[.$D$4];[.$R$3]))" office:value-type="float" office:value="1" calcext:value-type="float">
            <text:p>1</text:p>
          </table:table-cell>
          <table:table-cell table:style-name="ce40" table:formula="of:=IF([.H11]=1;[.$R$4];IF([.H11]=2;[.$R$4];VLOOKUP([.H11];[.$B$3:.$G$12];3)*[.M11]+VLOOKUP([.H11];[.$B$3:.$G$12];4)))" office:value-type="float" office:value="-11" calcext:value-type="float">
            <text:p>-11</text:p>
          </table:table-cell>
          <table:table-cell table:style-name="ce40" table:formula="of:=IF([.H11]=1;[.$R$5];IF([.H11]=2;[.$R$5];VLOOKUP([.H11];[.$B$3:.$G$12];3)*[.N11]+VLOOKUP([.H11];[.$B$3:.$G$12];4)))" office:value-type="float" office:value="11" calcext:value-type="float">
            <text:p>11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722691" calcext:value-type="float">
            <text:p>722691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-10;-1)" office:value-type="float" office:value="-7" calcext:value-type="float">
            <text:p>-7</text:p>
          </table:table-cell>
          <table:table-cell table:style-name="ce24" table:formula="of:=IF([.A12]&lt;500000;&quot;+&quot;;&quot;-&quot;)" office:value-type="string" office:string-value="-" calcext:value-type="string">
            <text:p>-</text:p>
          </table:table-cell>
          <table:table-cell table:style-name="ce29" table:formula="of:=CONCATENATE([.C12];IF([.D12]=1;&quot;&quot;;IF([.D12]=-1;&quot;-&quot;;[.D12]));&quot;x&quot;;IF([.E12]&gt;0;&quot;+&quot;;&quot;&quot;);[.E12])" office:value-type="string" office:string-value="y=3x-7" calcext:value-type="string">
            <text:p>y=3x-7</text:p>
          </table:table-cell>
          <table:table-cell table:style-name="ce24" table:formula="of:=RANK([.A12];[.$A$3:.$A$12];0)" office:value-type="float" office:value="3" calcext:value-type="float">
            <text:p>3</text:p>
          </table:table-cell>
          <table:table-cell table:style-name="ce24" table:formula="of:=VLOOKUP([.H12];[.$B$3:.$G$12];6)" office:value-type="string" office:string-value="y=-7" calcext:value-type="string">
            <text:p>y=-7</text:p>
          </table:table-cell>
          <table:table-cell table:style-name="ce38" table:number-columns-repeated="2"/>
          <table:table-cell/>
          <table:table-cell table:style-name="ce40" table:formula="of:=IF([.H12]=1;[.$D$3];IF([.H12]=2;[.$D$4];[.$R$2]))" office:value-type="float" office:value="-11" calcext:value-type="float">
            <text:p>-11</text:p>
          </table:table-cell>
          <table:table-cell table:style-name="ce40" table:formula="of:=IF([.H12]=1;[.$D$3];IF([.H12]=2;[.$D$4];[.$R$3]))" office:value-type="float" office:value="11" calcext:value-type="float">
            <text:p>11</text:p>
          </table:table-cell>
          <table:table-cell table:style-name="ce40" table:formula="of:=IF([.H12]=1;[.$R$4];IF([.H12]=2;[.$R$4];VLOOKUP([.H12];[.$B$3:.$G$12];3)*[.M12]+VLOOKUP([.H12];[.$B$3:.$G$12];4)))" office:value-type="float" office:value="-7" calcext:value-type="float">
            <text:p>-7</text:p>
          </table:table-cell>
          <table:table-cell table:style-name="ce40" table:formula="of:=IF([.H12]=1;[.$R$5];IF([.H12]=2;[.$R$5];VLOOKUP([.H12];[.$B$3:.$G$12];3)*[.N12]+VLOOKUP([.H12];[.$B$3:.$G$12];4)))" office:value-type="float" office:value="-7" calcext:value-type="float">
            <text:p>-7</text:p>
          </table:table-cell>
          <table:table-cell table:number-columns-repeated="998"/>
          <table:table-cell table:style-name="ce96" table:number-columns-repeated="3"/>
          <table:table-cell table:number-columns-repeated="6"/>
          <table:table-cell table:style-name="Default"/>
        </table:table-row>
        <table:table-row table:style-name="ro7" table:number-rows-repeated="2">
          <table:table-cell table:style-name="ce25" table:number-columns-repeated="2"/>
          <table:table-cell table:style-name="ce30" table:number-columns-repeated="3"/>
          <table:table-cell table:number-columns-repeated="1009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90" office:value-type="string" calcext:value-type="string">
            <text:p>Aléatoire a</text:p>
          </table:table-cell>
          <table:table-cell table:style-name="ce90" office:value-type="string" calcext:value-type="string">
            <text:p>Rang</text:p>
          </table:table-cell>
          <table:table-cell table:style-name="ce90" office:value-type="string" calcext:value-type="string">
            <text:p>Variable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Signe</text:p>
          </table:table-cell>
          <table:table-cell table:style-name="ce90" office:value-type="string" calcext:value-type="string">
            <text:p>Concaténation</text:p>
          </table:table-cell>
          <table:table-cell table:style-name="ce90" office:value-type="string" calcext:value-type="string">
            <text:p>Choix</text:p>
          </table:table-cell>
          <table:table-cell table:style-name="ce90" office:value-type="string" calcext:value-type="string">
            <text:p>Équa niv2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number-columns-repeated="998"/>
          <table:table-cell table:style-name="ce96"/>
          <table:table-cell table:number-columns-repeated="8"/>
          <table:table-cell table:style-name="Default"/>
        </table:table-row>
        <table:table-row table:style-name="ro7">
          <table:table-cell table:style-name="ce23" table:formula="of:=RANDBETWEEN(1;1000000)" office:value-type="float" office:value="360896" calcext:value-type="float">
            <text:p>36089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IF([.A17]&lt;500000;-1;1)*RANDBETWEEN(1;10)" office:value-type="float" office:value="-8" calcext:value-type="float">
            <text:p>-8</text:p>
          </table:table-cell>
          <table:table-cell table:style-name="ce23" table:number-columns-repeated="2"/>
          <table:table-cell table:style-name="ce23" table:formula="of:=CONCATENATE([.C16];[.D16])" office:value-type="string" office:string-value="x=-8" calcext:value-type="string">
            <text:p>x=-8</text:p>
          </table:table-cell>
          <table:table-cell table:style-name="ce23" table:formula="of:=RANK([.A16];[.$A$16:.$A$29];0)" office:value-type="float" office:value="13" calcext:value-type="float">
            <text:p>13</text:p>
          </table:table-cell>
          <table:table-cell table:style-name="ce23" table:formula="of:=VLOOKUP([.H16];[.$B$16:.$G$29];6)" office:value-type="string" office:string-value="y=6x-18" calcext:value-type="string">
            <text:p>y=6x-18</text:p>
          </table:table-cell>
          <table:table-cell table:style-name="ce38" table:number-columns-repeated="2"/>
          <table:table-cell/>
          <table:table-cell table:style-name="ce40" table:formula="of:=IF([.H16]=1;[.$D$16];[.$R$2])" office:value-type="float" office:value="-11" calcext:value-type="float">
            <text:p>-11</text:p>
          </table:table-cell>
          <table:table-cell table:style-name="ce40" table:formula="of:=IF([.H16]=1;[.$D$16];[.$R$3])" office:value-type="float" office:value="11" calcext:value-type="float">
            <text:p>11</text:p>
          </table:table-cell>
          <table:table-cell table:style-name="ce40" table:formula="of:=IF([.H16]=1;[.$R$4];VLOOKUP([.H16];[.$B$16:.$G$29];3)*[.M16]+VLOOKUP([.H16];[.$B$16:.$G$29];4))" office:value-type="float" office:value="-84" calcext:value-type="float">
            <text:p>-84</text:p>
          </table:table-cell>
          <table:table-cell table:style-name="ce40" table:formula="of:=IF([.H16]=1;[.$R$5];VLOOKUP([.H16];[.$B$16:.$G$29];3)*[.N16]+VLOOKUP([.H16];[.$B$16:.$G$29];4))" office:value-type="float" office:value="48" calcext:value-type="float">
            <text:p>48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23" table:formula="of:=RANDBETWEEN(1;1000000)" office:value-type="float" office:value="445325" calcext:value-type="float">
            <text:p>44532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IF([.A17]&lt;500000;-1;1)*RANDBETWEEN(1;10)" office:value-type="float" office:value="-10" calcext:value-type="float">
            <text:p>-10</text:p>
          </table:table-cell>
          <table:table-cell table:style-name="ce23"/>
          <table:table-cell table:style-name="ce23" table:formula="of:=CONCATENATE([.C17];[.E17])" office:value-type="string" office:string-value="y=-10" calcext:value-type="string">
            <text:p>y=-10</text:p>
          </table:table-cell>
          <table:table-cell table:style-name="ce23" table:formula="of:=RANK([.A17];[.$A$16:.$A$29];0)" office:value-type="float" office:value="8" calcext:value-type="float">
            <text:p>8</text:p>
          </table:table-cell>
          <table:table-cell table:style-name="ce23" table:formula="of:=VLOOKUP([.H17];[.$B$16:.$G$29];6)" office:value-type="string" office:string-value="y=-8x+15" calcext:value-type="string">
            <text:p>y=-8x+15</text:p>
          </table:table-cell>
          <table:table-cell table:style-name="ce38" table:number-columns-repeated="2"/>
          <table:table-cell/>
          <table:table-cell table:style-name="ce40" table:formula="of:=IF([.H17]=1;[.$D$16];[.$R$2])" office:value-type="float" office:value="-11" calcext:value-type="float">
            <text:p>-11</text:p>
          </table:table-cell>
          <table:table-cell table:style-name="ce40" table:formula="of:=IF([.H17]=1;[.$D$16];[.$R$3])" office:value-type="float" office:value="11" calcext:value-type="float">
            <text:p>11</text:p>
          </table:table-cell>
          <table:table-cell table:style-name="ce40" table:formula="of:=IF([.H17]=1;[.$R$4];VLOOKUP([.H17];[.$B$16:.$G$29];3)*[.M17]+VLOOKUP([.H17];[.$B$16:.$G$29];4))" office:value-type="float" office:value="103" calcext:value-type="float">
            <text:p>103</text:p>
          </table:table-cell>
          <table:table-cell table:style-name="ce40" table:formula="of:=IF([.H17]=1;[.$R$5];VLOOKUP([.H17];[.$B$16:.$G$29];3)*[.N17]+VLOOKUP([.H17];[.$B$16:.$G$29];4))" office:value-type="float" office:value="-73" calcext:value-type="float">
            <text:p>-73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40" table:formula="of:=RANDBETWEEN(1;1000000)" office:value-type="float" office:value="407774" calcext:value-type="float">
            <text:p>407774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5" calcext:value-type="float">
            <text:p>-5</text:p>
          </table:table-cell>
          <table:table-cell table:style-name="ce24" table:formula="of:=RANDBETWEEN(1;6)" office:value-type="float" office:value="5" calcext:value-type="float">
            <text:p>5</text:p>
          </table:table-cell>
          <table:table-cell table:style-name="ce24" table:formula="of:=IF([.A18]&lt;500000;&quot;+&quot;;&quot;-&quot;)" office:value-type="string" office:string-value="+" calcext:value-type="string">
            <text:p>+</text:p>
          </table:table-cell>
          <table:table-cell table:style-name="ce29" table:formula="of:=CONCATENATE([.C18];IF([.D18]=1;&quot;&quot;;IF([.D18]=-1;&quot;-&quot;;[.D18]));&quot;x&quot;;IF([.E18]&gt;0;&quot;+&quot;;&quot;&quot;);IF([.E18]&lt;&gt;0;[.E18];&quot;&quot;))" office:value-type="string" office:string-value="y=-5x+5" calcext:value-type="string">
            <text:p>y=-5x+5</text:p>
          </table:table-cell>
          <table:table-cell table:style-name="ce40" table:formula="of:=RANK([.A18];[.$A$16:.$A$29];0)" office:value-type="float" office:value="9" calcext:value-type="float">
            <text:p>9</text:p>
          </table:table-cell>
          <table:table-cell table:style-name="ce40" table:formula="of:=VLOOKUP([.H18];[.$B$16:.$G$29];6)" office:value-type="string" office:string-value="y=3x+4" calcext:value-type="string">
            <text:p>y=3x+4</text:p>
          </table:table-cell>
          <table:table-cell table:style-name="ce38" table:number-columns-repeated="2"/>
          <table:table-cell/>
          <table:table-cell table:style-name="ce40" table:formula="of:=IF([.H18]=1;[.$D$16];[.$R$2])" office:value-type="float" office:value="-11" calcext:value-type="float">
            <text:p>-11</text:p>
          </table:table-cell>
          <table:table-cell table:style-name="ce40" table:formula="of:=IF([.H18]=1;[.$D$16];[.$R$3])" office:value-type="float" office:value="11" calcext:value-type="float">
            <text:p>11</text:p>
          </table:table-cell>
          <table:table-cell table:style-name="ce40" table:formula="of:=IF([.H18]=1;[.$R$4];VLOOKUP([.H18];[.$B$16:.$G$29];3)*[.M18]+VLOOKUP([.H18];[.$B$16:.$G$29];4))" office:value-type="float" office:value="-29" calcext:value-type="float">
            <text:p>-29</text:p>
          </table:table-cell>
          <table:table-cell table:style-name="ce40" table:formula="of:=IF([.H18]=1;[.$R$5];VLOOKUP([.H18];[.$B$16:.$G$29];3)*[.N18]+VLOOKUP([.H18];[.$B$16:.$G$29];4))" office:value-type="float" office:value="37" calcext:value-type="float">
            <text:p>37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40" table:formula="of:=RANDBETWEEN(1;1000000)" office:value-type="float" office:value="539799" calcext:value-type="float">
            <text:p>539799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5" calcext:value-type="float">
            <text:p>-5</text:p>
          </table:table-cell>
          <table:table-cell table:style-name="ce24" table:formula="of:=RANDBETWEEN(7;11)" office:value-type="float" office:value="7" calcext:value-type="float">
            <text:p>7</text:p>
          </table:table-cell>
          <table:table-cell table:style-name="ce24" table:formula="of:=IF([.A19]&lt;500000;&quot;+&quot;;&quot;-&quot;)" office:value-type="string" office:string-value="-" calcext:value-type="string">
            <text:p>-</text:p>
          </table:table-cell>
          <table:table-cell table:style-name="ce29" table:formula="of:=CONCATENATE([.C19];IF([.D19]=1;&quot;&quot;;IF([.D19]=-1;&quot;-&quot;;[.D19]));&quot;x&quot;;IF([.E19]&gt;0;&quot;+&quot;;&quot;&quot;);IF([.E19]&lt;&gt;0;[.E19];&quot;&quot;))" office:value-type="string" office:string-value="y=-5x+7" calcext:value-type="string">
            <text:p>y=-5x+7</text:p>
          </table:table-cell>
          <table:table-cell table:style-name="ce40" table:formula="of:=RANK([.A19];[.$A$16:.$A$29];0)" office:value-type="float" office:value="6" calcext:value-type="float">
            <text:p>6</text:p>
          </table:table-cell>
          <table:table-cell table:style-name="ce82" table:formula="of:=VLOOKUP([.H19];[.$B$16:.$G$29];6)" office:value-type="string" office:string-value="y=-5x-2" calcext:value-type="string">
            <text:p>y=-5x-2</text:p>
          </table:table-cell>
          <table:table-cell table:style-name="ce38" table:number-columns-repeated="2"/>
          <table:table-cell/>
          <table:table-cell table:style-name="ce40" table:formula="of:=IF([.H19]=1;[.$D$16];[.$R$2])" office:value-type="float" office:value="-11" calcext:value-type="float">
            <text:p>-11</text:p>
          </table:table-cell>
          <table:table-cell table:style-name="ce40" table:formula="of:=IF([.H19]=1;[.$D$16];[.$R$3])" office:value-type="float" office:value="11" calcext:value-type="float">
            <text:p>11</text:p>
          </table:table-cell>
          <table:table-cell table:style-name="ce40" table:formula="of:=IF([.H19]=1;[.$R$4];VLOOKUP([.H19];[.$B$16:.$G$29];3)*[.M19]+VLOOKUP([.H19];[.$B$16:.$G$29];4))" office:value-type="float" office:value="53" calcext:value-type="float">
            <text:p>53</text:p>
          </table:table-cell>
          <table:table-cell table:style-name="ce40" table:formula="of:=IF([.H19]=1;[.$R$5];VLOOKUP([.H19];[.$B$16:.$G$29];3)*[.N19]+VLOOKUP([.H19];[.$B$16:.$G$29];4))" office:value-type="float" office:value="-57" calcext:value-type="float">
            <text:p>-57</text:p>
          </table:table-cell>
          <table:table-cell/>
          <table:table-cell table:style-name="ce88"/>
          <table:table-cell table:number-columns-repeated="2"/>
          <table:table-cell table:style-name="ce44"/>
          <table:table-cell table:number-columns-repeated="993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373945" calcext:value-type="float">
            <text:p>373945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1;14)" office:value-type="float" office:value="13" calcext:value-type="float">
            <text:p>13</text:p>
          </table:table-cell>
          <table:table-cell table:style-name="ce24" table:formula="of:=IF([.A20]&lt;500000;&quot;+&quot;;&quot;-&quot;)" office:value-type="string" office:string-value="+" calcext:value-type="string">
            <text:p>+</text:p>
          </table:table-cell>
          <table:table-cell table:style-name="ce29" table:formula="of:=CONCATENATE([.C20];IF([.D20]=1;&quot;&quot;;IF([.D20]=-1;&quot;-&quot;;[.D20]));&quot;x&quot;;IF([.E20]&gt;0;&quot;+&quot;;&quot;&quot;);IF([.E20]&lt;&gt;0;[.E20];&quot;&quot;))" office:value-type="string" office:string-value="y=-2x+13" calcext:value-type="string">
            <text:p>y=-2x+13</text:p>
          </table:table-cell>
          <table:table-cell table:style-name="ce24" table:formula="of:=RANK([.A20];[.$A$16:.$A$29];0)" office:value-type="float" office:value="11" calcext:value-type="float">
            <text:p>11</text:p>
          </table:table-cell>
          <table:table-cell table:style-name="ce24" table:formula="of:=VLOOKUP([.H20];[.$B$16:.$G$29];6)" office:value-type="string" office:string-value="y=4x-5" calcext:value-type="string">
            <text:p>y=4x-5</text:p>
          </table:table-cell>
          <table:table-cell table:style-name="ce38" table:number-columns-repeated="2"/>
          <table:table-cell/>
          <table:table-cell table:style-name="ce40" table:formula="of:=IF([.H20]=1;[.$D$16];[.$R$2])" office:value-type="float" office:value="-11" calcext:value-type="float">
            <text:p>-11</text:p>
          </table:table-cell>
          <table:table-cell table:style-name="ce40" table:formula="of:=IF([.H20]=1;[.$D$16];[.$R$3])" office:value-type="float" office:value="11" calcext:value-type="float">
            <text:p>11</text:p>
          </table:table-cell>
          <table:table-cell table:style-name="ce40" table:formula="of:=IF([.H20]=1;[.$R$4];VLOOKUP([.H20];[.$B$16:.$G$29];3)*[.M20]+VLOOKUP([.H20];[.$B$16:.$G$29];4))" office:value-type="float" office:value="-49" calcext:value-type="float">
            <text:p>-49</text:p>
          </table:table-cell>
          <table:table-cell table:style-name="ce40" table:formula="of:=IF([.H20]=1;[.$R$5];VLOOKUP([.H20];[.$B$16:.$G$29];3)*[.N20]+VLOOKUP([.H20];[.$B$16:.$G$29];4))" office:value-type="float" office:value="39" calcext:value-type="float">
            <text:p>39</text:p>
          </table:table-cell>
          <table:table-cell/>
          <table:table-cell table:style-name="ce43"/>
          <table:table-cell table:number-columns-repeated="2"/>
          <table:table-cell table:style-name="ce44"/>
          <table:table-cell table:number-columns-repeated="993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456033" calcext:value-type="float">
            <text:p>456033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5" calcext:value-type="float">
            <text:p>-5</text:p>
          </table:table-cell>
          <table:table-cell table:style-name="ce24" table:formula="of:=RANDBETWEEN(-6;-1)" office:value-type="float" office:value="-2" calcext:value-type="float">
            <text:p>-2</text:p>
          </table:table-cell>
          <table:table-cell table:style-name="ce24" table:formula="of:=IF([.A21]&lt;500000;&quot;+&quot;;&quot;-&quot;)" office:value-type="string" office:string-value="+" calcext:value-type="string">
            <text:p>+</text:p>
          </table:table-cell>
          <table:table-cell table:style-name="ce29" table:formula="of:=CONCATENATE([.C21];IF([.D21]=1;&quot;&quot;;IF([.D21]=-1;&quot;-&quot;;[.D21]));&quot;x&quot;;IF([.E21]&gt;0;&quot;+&quot;;&quot;&quot;);IF([.E21]&lt;&gt;0;[.E21];&quot;&quot;))" office:value-type="string" office:string-value="y=-5x-2" calcext:value-type="string">
            <text:p>y=-5x-2</text:p>
          </table:table-cell>
          <table:table-cell table:style-name="ce24" table:formula="of:=RANK([.A21];[.$A$16:.$A$29];0)" office:value-type="float" office:value="7" calcext:value-type="float">
            <text:p>7</text:p>
          </table:table-cell>
          <table:table-cell table:style-name="ce24" table:formula="of:=VLOOKUP([.H21];[.$B$16:.$G$29];6)" office:value-type="string" office:string-value="y=-4x+11" calcext:value-type="string">
            <text:p>y=-4x+11</text:p>
          </table:table-cell>
          <table:table-cell table:style-name="ce38" table:number-columns-repeated="2"/>
          <table:table-cell/>
          <table:table-cell table:style-name="ce40" table:formula="of:=IF([.H21]=1;[.$D$16];[.$R$2])" office:value-type="float" office:value="-11" calcext:value-type="float">
            <text:p>-11</text:p>
          </table:table-cell>
          <table:table-cell table:style-name="ce40" table:formula="of:=IF([.H21]=1;[.$D$16];[.$R$3])" office:value-type="float" office:value="11" calcext:value-type="float">
            <text:p>11</text:p>
          </table:table-cell>
          <table:table-cell table:style-name="ce40" table:formula="of:=IF([.H21]=1;[.$R$4];VLOOKUP([.H21];[.$B$16:.$G$29];3)*[.M21]+VLOOKUP([.H21];[.$B$16:.$G$29];4))" office:value-type="float" office:value="55" calcext:value-type="float">
            <text:p>55</text:p>
          </table:table-cell>
          <table:table-cell table:style-name="ce40" table:formula="of:=IF([.H21]=1;[.$R$5];VLOOKUP([.H21];[.$B$16:.$G$29];3)*[.N21]+VLOOKUP([.H21];[.$B$16:.$G$29];4))" office:value-type="float" office:value="-33" calcext:value-type="float">
            <text:p>-33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281173" calcext:value-type="float">
            <text:p>281173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3)" office:value-type="float" office:value="-4" calcext:value-type="float">
            <text:p>-4</text:p>
          </table:table-cell>
          <table:table-cell table:style-name="ce24" table:formula="of:=RANDBETWEEN(11;15)" office:value-type="float" office:value="11" calcext:value-type="float">
            <text:p>11</text:p>
          </table:table-cell>
          <table:table-cell table:style-name="ce24" table:formula="of:=IF([.A22]&lt;500000;&quot;+&quot;;&quot;-&quot;)" office:value-type="string" office:string-value="+" calcext:value-type="string">
            <text:p>+</text:p>
          </table:table-cell>
          <table:table-cell table:style-name="ce29" table:formula="of:=CONCATENATE([.C22];IF([.D22]=1;&quot;&quot;;IF([.D22]=-1;&quot;-&quot;;[.D22]));&quot;x&quot;;IF([.E22]&gt;0;&quot;+&quot;;&quot;&quot;);IF([.E22]&lt;&gt;0;[.E22];&quot;&quot;))" office:value-type="string" office:string-value="y=-4x+11" calcext:value-type="string">
            <text:p>y=-4x+11</text:p>
          </table:table-cell>
          <table:table-cell table:style-name="ce24" table:formula="of:=RANK([.A22];[.$A$16:.$A$29];0)" office:value-type="float" office:value="14" calcext:value-type="float">
            <text:p>14</text:p>
          </table:table-cell>
          <table:table-cell table:style-name="ce24" table:formula="of:=VLOOKUP([.H22];[.$B$16:.$G$29];6)" office:value-type="string" office:string-value="y=4x-12" calcext:value-type="string">
            <text:p>y=4x-12</text:p>
          </table:table-cell>
          <table:table-cell table:style-name="ce38" table:number-columns-repeated="2"/>
          <table:table-cell/>
          <table:table-cell table:style-name="ce40" table:formula="of:=IF([.H22]=1;[.$D$16];[.$R$2])" office:value-type="float" office:value="-11" calcext:value-type="float">
            <text:p>-11</text:p>
          </table:table-cell>
          <table:table-cell table:style-name="ce40" table:formula="of:=IF([.H22]=1;[.$D$16];[.$R$3])" office:value-type="float" office:value="11" calcext:value-type="float">
            <text:p>11</text:p>
          </table:table-cell>
          <table:table-cell table:style-name="ce40" table:formula="of:=IF([.H22]=1;[.$R$4];VLOOKUP([.H22];[.$B$16:.$G$29];3)*[.M22]+VLOOKUP([.H22];[.$B$16:.$G$29];4))" office:value-type="float" office:value="-56" calcext:value-type="float">
            <text:p>-56</text:p>
          </table:table-cell>
          <table:table-cell table:style-name="ce40" table:formula="of:=IF([.H22]=1;[.$R$5];VLOOKUP([.H22];[.$B$16:.$G$29];3)*[.N22]+VLOOKUP([.H22];[.$B$16:.$G$29];4))" office:value-type="float" office:value="32" calcext:value-type="float">
            <text:p>32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752798" calcext:value-type="float">
            <text:p>752798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8;-6)" office:value-type="float" office:value="-8" calcext:value-type="float">
            <text:p>-8</text:p>
          </table:table-cell>
          <table:table-cell table:style-name="ce24" table:formula="of:=RANDBETWEEN(15;20)" office:value-type="float" office:value="15" calcext:value-type="float">
            <text:p>15</text:p>
          </table:table-cell>
          <table:table-cell table:style-name="ce24" table:formula="of:=IF([.A23]&lt;500000;&quot;+&quot;;&quot;-&quot;)" office:value-type="string" office:string-value="-" calcext:value-type="string">
            <text:p>-</text:p>
          </table:table-cell>
          <table:table-cell table:style-name="ce29" table:formula="of:=CONCATENATE([.C23];IF([.D23]=1;&quot;&quot;;IF([.D23]=-1;&quot;-&quot;;[.D23]));&quot;x&quot;;IF([.E23]&gt;0;&quot;+&quot;;&quot;&quot;);IF([.E23]&lt;&gt;0;[.E23];&quot;&quot;))" office:value-type="string" office:string-value="y=-8x+15" calcext:value-type="string">
            <text:p>y=-8x+15</text:p>
          </table:table-cell>
          <table:table-cell table:style-name="ce24" table:formula="of:=RANK([.A23];[.$A$16:.$A$29];0)" office:value-type="float" office:value="3" calcext:value-type="float">
            <text:p>3</text:p>
          </table:table-cell>
          <table:table-cell table:style-name="ce24" table:formula="of:=VLOOKUP([.H23];[.$B$16:.$G$29];6)" office:value-type="string" office:string-value="y=-5x+5" calcext:value-type="string">
            <text:p>y=-5x+5</text:p>
          </table:table-cell>
          <table:table-cell table:style-name="ce38" table:number-columns-repeated="2"/>
          <table:table-cell/>
          <table:table-cell table:style-name="ce40" table:formula="of:=IF([.H23]=1;[.$D$16];[.$R$2])" office:value-type="float" office:value="-11" calcext:value-type="float">
            <text:p>-11</text:p>
          </table:table-cell>
          <table:table-cell table:style-name="ce40" table:formula="of:=IF([.H23]=1;[.$D$16];[.$R$3])" office:value-type="float" office:value="11" calcext:value-type="float">
            <text:p>11</text:p>
          </table:table-cell>
          <table:table-cell table:style-name="ce40" table:formula="of:=IF([.H23]=1;[.$R$4];VLOOKUP([.H23];[.$B$16:.$G$29];3)*[.M23]+VLOOKUP([.H23];[.$B$16:.$G$29];4))" office:value-type="float" office:value="60" calcext:value-type="float">
            <text:p>60</text:p>
          </table:table-cell>
          <table:table-cell table:style-name="ce40" table:formula="of:=IF([.H23]=1;[.$R$5];VLOOKUP([.H23];[.$B$16:.$G$29];3)*[.N23]+VLOOKUP([.H23];[.$B$16:.$G$29];4))" office:value-type="float" office:value="-50" calcext:value-type="float">
            <text:p>-50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372201" calcext:value-type="float">
            <text:p>372201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1;6)" office:value-type="float" office:value="4" calcext:value-type="float">
            <text:p>4</text:p>
          </table:table-cell>
          <table:table-cell table:style-name="ce24" table:formula="of:=IF([.A24]&lt;500000;&quot;+&quot;;&quot;-&quot;)" office:value-type="string" office:string-value="+" calcext:value-type="string">
            <text:p>+</text:p>
          </table:table-cell>
          <table:table-cell table:style-name="ce29" table:formula="of:=CONCATENATE([.C24];IF([.D24]=1;&quot;&quot;;IF([.D24]=-1;&quot;-&quot;;[.D24]));&quot;x&quot;;IF([.E24]&gt;0;&quot;+&quot;;&quot;&quot;);IF([.E24]&lt;&gt;0;[.E24];&quot;&quot;))" office:value-type="string" office:string-value="y=3x+4" calcext:value-type="string">
            <text:p>y=3x+4</text:p>
          </table:table-cell>
          <table:table-cell table:style-name="ce24" table:formula="of:=RANK([.A24];[.$A$16:.$A$29];0)" office:value-type="float" office:value="12" calcext:value-type="float">
            <text:p>12</text:p>
          </table:table-cell>
          <table:table-cell table:style-name="ce24" table:formula="of:=VLOOKUP([.H24];[.$B$16:.$G$29];6)" office:value-type="string" office:string-value="y=4x-11" calcext:value-type="string">
            <text:p>y=4x-11</text:p>
          </table:table-cell>
          <table:table-cell table:style-name="ce38" table:number-columns-repeated="2"/>
          <table:table-cell/>
          <table:table-cell table:style-name="ce40" table:formula="of:=IF([.H24]=1;[.$D$16];[.$R$2])" office:value-type="float" office:value="-11" calcext:value-type="float">
            <text:p>-11</text:p>
          </table:table-cell>
          <table:table-cell table:style-name="ce40" table:formula="of:=IF([.H24]=1;[.$D$16];[.$R$3])" office:value-type="float" office:value="11" calcext:value-type="float">
            <text:p>11</text:p>
          </table:table-cell>
          <table:table-cell table:style-name="ce40" table:formula="of:=IF([.H24]=1;[.$R$4];VLOOKUP([.H24];[.$B$16:.$G$29];3)*[.M24]+VLOOKUP([.H24];[.$B$16:.$G$29];4))" office:value-type="float" office:value="-55" calcext:value-type="float">
            <text:p>-55</text:p>
          </table:table-cell>
          <table:table-cell table:style-name="ce40" table:formula="of:=IF([.H24]=1;[.$R$5];VLOOKUP([.H24];[.$B$16:.$G$29];3)*[.N24]+VLOOKUP([.H24];[.$B$16:.$G$29];4))" office:value-type="float" office:value="33" calcext:value-type="float">
            <text:p>33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871147" calcext:value-type="float">
            <text:p>871147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RANDBETWEEN(7;11)" office:value-type="float" office:value="9" calcext:value-type="float">
            <text:p>9</text:p>
          </table:table-cell>
          <table:table-cell table:style-name="ce24" table:formula="of:=IF([.A25]&lt;500000;&quot;+&quot;;&quot;-&quot;)" office:value-type="string" office:string-value="-" calcext:value-type="string">
            <text:p>-</text:p>
          </table:table-cell>
          <table:table-cell table:style-name="ce29" table:formula="of:=CONCATENATE([.C25];IF([.D25]=1;&quot;&quot;;IF([.D25]=-1;&quot;-&quot;;[.D25]));&quot;x&quot;;IF([.E25]&gt;0;&quot;+&quot;;&quot;&quot;);IF([.E25]&lt;&gt;0;[.E25];&quot;&quot;))" office:value-type="string" office:string-value="y=x+9" calcext:value-type="string">
            <text:p>y=x+9</text:p>
          </table:table-cell>
          <table:table-cell table:style-name="ce24" table:formula="of:=RANK([.A25];[.$A$16:.$A$29];0)" office:value-type="float" office:value="2" calcext:value-type="float">
            <text:p>2</text:p>
          </table:table-cell>
          <table:table-cell table:style-name="ce35" table:formula="of:=VLOOKUP([.H25];[.$B$16:.$G$29];6)" office:value-type="string" office:string-value="y=-10" calcext:value-type="string">
            <text:p>y=-10</text:p>
          </table:table-cell>
          <table:table-cell table:style-name="ce38" table:number-columns-repeated="2"/>
          <table:table-cell/>
          <table:table-cell table:style-name="ce40" table:formula="of:=IF([.H25]=1;[.$D$16];[.$R$2])" office:value-type="float" office:value="-11" calcext:value-type="float">
            <text:p>-11</text:p>
          </table:table-cell>
          <table:table-cell table:style-name="ce40" table:formula="of:=IF([.H25]=1;[.$D$16];[.$R$3])" office:value-type="float" office:value="11" calcext:value-type="float">
            <text:p>11</text:p>
          </table:table-cell>
          <table:table-cell table:style-name="ce40" table:formula="of:=IF([.H25]=1;[.$R$4];VLOOKUP([.H25];[.$B$16:.$G$29];3)*[.M25]+VLOOKUP([.H25];[.$B$16:.$G$29];4))" office:value-type="float" office:value="-10" calcext:value-type="float">
            <text:p>-10</text:p>
          </table:table-cell>
          <table:table-cell table:style-name="ce40" table:formula="of:=IF([.H25]=1;[.$R$5];VLOOKUP([.H25];[.$B$16:.$G$29];3)*[.N25]+VLOOKUP([.H25];[.$B$16:.$G$29];4))" office:value-type="float" office:value="-10" calcext:value-type="float">
            <text:p>-10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667464" calcext:value-type="float">
            <text:p>667464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-6;-1)" office:value-type="float" office:value="-5" calcext:value-type="float">
            <text:p>-5</text:p>
          </table:table-cell>
          <table:table-cell table:style-name="ce24" table:formula="of:=IF([.A26]&lt;500000;&quot;+&quot;;&quot;-&quot;)" office:value-type="string" office:string-value="-" calcext:value-type="string">
            <text:p>-</text:p>
          </table:table-cell>
          <table:table-cell table:style-name="ce29" table:formula="of:=CONCATENATE([.C26];IF([.D26]=1;&quot;&quot;;IF([.D26]=-1;&quot;-&quot;;[.D26]));&quot;x&quot;;IF([.E26]&gt;0;&quot;+&quot;;&quot;&quot;);IF([.E26]&lt;&gt;0;[.E26];&quot;&quot;))" office:value-type="string" office:string-value="y=4x-5" calcext:value-type="string">
            <text:p>y=4x-5</text:p>
          </table:table-cell>
          <table:table-cell table:style-name="ce24" table:formula="of:=RANK([.A26];[.$A$16:.$A$29];0)" office:value-type="float" office:value="4" calcext:value-type="float">
            <text:p>4</text:p>
          </table:table-cell>
          <table:table-cell table:style-name="ce24" table:formula="of:=VLOOKUP([.H26];[.$B$16:.$G$29];6)" office:value-type="string" office:string-value="y=-5x+7" calcext:value-type="string">
            <text:p>y=-5x+7</text:p>
          </table:table-cell>
          <table:table-cell table:style-name="ce38" table:number-columns-repeated="2"/>
          <table:table-cell/>
          <table:table-cell table:style-name="ce40" table:formula="of:=IF([.H26]=1;[.$D$16];[.$R$2])" office:value-type="float" office:value="-11" calcext:value-type="float">
            <text:p>-11</text:p>
          </table:table-cell>
          <table:table-cell table:style-name="ce40" table:formula="of:=IF([.H26]=1;[.$D$16];[.$R$3])" office:value-type="float" office:value="11" calcext:value-type="float">
            <text:p>11</text:p>
          </table:table-cell>
          <table:table-cell table:style-name="ce40" table:formula="of:=IF([.H26]=1;[.$R$4];VLOOKUP([.H26];[.$B$16:.$G$29];3)*[.M26]+VLOOKUP([.H26];[.$B$16:.$G$29];4))" office:value-type="float" office:value="62" calcext:value-type="float">
            <text:p>62</text:p>
          </table:table-cell>
          <table:table-cell table:style-name="ce40" table:formula="of:=IF([.H26]=1;[.$R$5];VLOOKUP([.H26];[.$B$16:.$G$29];3)*[.N26]+VLOOKUP([.H26];[.$B$16:.$G$29];4))" office:value-type="float" office:value="-48" calcext:value-type="float">
            <text:p>-48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979732" calcext:value-type="float">
            <text:p>9797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3;5)" office:value-type="float" office:value="4" calcext:value-type="float">
            <text:p>4</text:p>
          </table:table-cell>
          <table:table-cell table:style-name="ce24" table:formula="of:=RANDBETWEEN(-15;-11)" office:value-type="float" office:value="-11" calcext:value-type="float">
            <text:p>-11</text:p>
          </table:table-cell>
          <table:table-cell table:style-name="ce24" table:formula="of:=IF([.A27]&lt;500000;&quot;+&quot;;&quot;-&quot;)" office:value-type="string" office:string-value="-" calcext:value-type="string">
            <text:p>-</text:p>
          </table:table-cell>
          <table:table-cell table:style-name="ce29" table:formula="of:=CONCATENATE([.C27];IF([.D27]=1;&quot;&quot;;IF([.D27]=-1;&quot;-&quot;;[.D27]));&quot;x&quot;;IF([.E27]&gt;0;&quot;+&quot;;&quot;&quot;);IF([.E27]&lt;&gt;0;[.E27];&quot;&quot;))" office:value-type="string" office:string-value="y=4x-11" calcext:value-type="string">
            <text:p>y=4x-11</text:p>
          </table:table-cell>
          <table:table-cell table:style-name="ce24" table:formula="of:=RANK([.A27];[.$A$16:.$A$29];0)" office:value-type="float" office:value="1" calcext:value-type="float">
            <text:p>1</text:p>
          </table:table-cell>
          <table:table-cell table:style-name="ce35" table:formula="of:=VLOOKUP([.H27];[.$B$16:.$G$29];6)" office:value-type="string" office:string-value="x=-8" calcext:value-type="string">
            <text:p>x=-8</text:p>
          </table:table-cell>
          <table:table-cell table:style-name="ce38" table:number-columns-repeated="2"/>
          <table:table-cell/>
          <table:table-cell table:style-name="ce40" table:formula="of:=IF([.H27]=1;[.$D$16];[.$R$2])" office:value-type="float" office:value="-8" calcext:value-type="float">
            <text:p>-8</text:p>
          </table:table-cell>
          <table:table-cell table:style-name="ce40" table:formula="of:=IF([.H27]=1;[.$D$16];[.$R$3])" office:value-type="float" office:value="-8" calcext:value-type="float">
            <text:p>-8</text:p>
          </table:table-cell>
          <table:table-cell table:style-name="ce40" table:formula="of:=IF([.H27]=1;[.$R$4];VLOOKUP([.H27];[.$B$16:.$G$29];3)*[.M27]+VLOOKUP([.H27];[.$B$16:.$G$29];4))" office:value-type="float" office:value="-11" calcext:value-type="float">
            <text:p>-11</text:p>
          </table:table-cell>
          <table:table-cell table:style-name="ce40" table:formula="of:=IF([.H27]=1;[.$R$5];VLOOKUP([.H27];[.$B$16:.$G$29];3)*[.N27]+VLOOKUP([.H27];[.$B$16:.$G$29];4))" office:value-type="float" office:value="11" calcext:value-type="float">
            <text:p>11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381078" calcext:value-type="float">
            <text:p>381078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6;8)" office:value-type="float" office:value="6" calcext:value-type="float">
            <text:p>6</text:p>
          </table:table-cell>
          <table:table-cell table:style-name="ce24" table:formula="of:=RANDBETWEEN(-20;-15)" office:value-type="float" office:value="-18" calcext:value-type="float">
            <text:p>-18</text:p>
          </table:table-cell>
          <table:table-cell table:style-name="ce24" table:formula="of:=IF([.A28]&lt;500000;&quot;+&quot;;&quot;-&quot;)" office:value-type="string" office:string-value="+" calcext:value-type="string">
            <text:p>+</text:p>
          </table:table-cell>
          <table:table-cell table:style-name="ce29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4" table:formula="of:=RANK([.A28];[.$A$16:.$A$29];0)" office:value-type="float" office:value="10" calcext:value-type="float">
            <text:p>10</text:p>
          </table:table-cell>
          <table:table-cell table:style-name="ce24" table:formula="of:=VLOOKUP([.H28];[.$B$16:.$G$29];6)" office:value-type="string" office:string-value="y=x+9" calcext:value-type="string">
            <text:p>y=x+9</text:p>
          </table:table-cell>
          <table:table-cell table:style-name="ce38" table:number-columns-repeated="2"/>
          <table:table-cell/>
          <table:table-cell table:style-name="ce40" table:formula="of:=IF([.H28]=1;[.$D$16];[.$R$2])" office:value-type="float" office:value="-11" calcext:value-type="float">
            <text:p>-11</text:p>
          </table:table-cell>
          <table:table-cell table:style-name="ce40" table:formula="of:=IF([.H28]=1;[.$D$16];[.$R$3])" office:value-type="float" office:value="11" calcext:value-type="float">
            <text:p>11</text:p>
          </table:table-cell>
          <table:table-cell table:style-name="ce40" table:formula="of:=IF([.H28]=1;[.$R$4];VLOOKUP([.H28];[.$B$16:.$G$29];3)*[.M28]+VLOOKUP([.H28];[.$B$16:.$G$29];4))" office:value-type="float" office:value="-2" calcext:value-type="float">
            <text:p>-2</text:p>
          </table:table-cell>
          <table:table-cell table:style-name="ce40" table:formula="of:=IF([.H28]=1;[.$R$5];VLOOKUP([.H28];[.$B$16:.$G$29];3)*[.N28]+VLOOKUP([.H28];[.$B$16:.$G$29];4))" office:value-type="float" office:value="20" calcext:value-type="float">
            <text:p>20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579366" calcext:value-type="float">
            <text:p>579366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-14;-11)" office:value-type="float" office:value="-12" calcext:value-type="float">
            <text:p>-12</text:p>
          </table:table-cell>
          <table:table-cell table:style-name="ce24" table:formula="of:=IF([.A29]&lt;500000;&quot;+&quot;;&quot;-&quot;)" office:value-type="string" office:string-value="-" calcext:value-type="string">
            <text:p>-</text:p>
          </table:table-cell>
          <table:table-cell table:style-name="ce29" table:formula="of:=CONCATENATE([.C29];IF([.D29]=1;&quot;&quot;;IF([.D29]=-1;&quot;-&quot;;[.D29]));&quot;x&quot;;IF([.E29]&gt;0;&quot;+&quot;;&quot;&quot;);IF([.E29]&lt;&gt;0;[.E29];&quot;&quot;))" office:value-type="string" office:string-value="y=4x-12" calcext:value-type="string">
            <text:p>y=4x-12</text:p>
          </table:table-cell>
          <table:table-cell table:style-name="ce24" table:formula="of:=RANK([.A29];[.$A$16:.$A$29];0)" office:value-type="float" office:value="5" calcext:value-type="float">
            <text:p>5</text:p>
          </table:table-cell>
          <table:table-cell table:style-name="ce24" table:formula="of:=VLOOKUP([.H29];[.$B$16:.$G$29];6)" office:value-type="string" office:string-value="y=-2x+13" calcext:value-type="string">
            <text:p>y=-2x+13</text:p>
          </table:table-cell>
          <table:table-cell table:style-name="ce38" table:number-columns-repeated="2"/>
          <table:table-cell/>
          <table:table-cell table:style-name="ce40" table:formula="of:=IF([.H29]=1;[.$D$16];[.$R$2])" office:value-type="float" office:value="-11" calcext:value-type="float">
            <text:p>-11</text:p>
          </table:table-cell>
          <table:table-cell table:style-name="ce40" table:formula="of:=IF([.H29]=1;[.$D$16];[.$R$3])" office:value-type="float" office:value="11" calcext:value-type="float">
            <text:p>11</text:p>
          </table:table-cell>
          <table:table-cell table:style-name="ce40" table:formula="of:=IF([.H29]=1;[.$R$4];VLOOKUP([.H29];[.$B$16:.$G$29];3)*[.M29]+VLOOKUP([.H29];[.$B$16:.$G$29];4))" office:value-type="float" office:value="35" calcext:value-type="float">
            <text:p>35</text:p>
          </table:table-cell>
          <table:table-cell table:style-name="ce40" table:formula="of:=IF([.H29]=1;[.$R$5];VLOOKUP([.H29];[.$B$16:.$G$29];3)*[.N29]+VLOOKUP([.H29];[.$B$16:.$G$29];4))" office:value-type="float" office:value="-9" calcext:value-type="float">
            <text:p>-9</text:p>
          </table:table-cell>
          <table:table-cell table:number-columns-repeated="998"/>
          <table:table-cell table:style-name="ce96" table:number-columns-repeated="2"/>
          <table:table-cell table:number-columns-repeated="7"/>
          <table:table-cell table:style-name="Default"/>
        </table:table-row>
        <table:table-row table:style-name="ro7">
          <table:table-cell table:number-columns-repeated="21"/>
          <table:table-cell table:style-name="ce90" office:value-type="string" calcext:value-type="string">
            <text:p>Dénom</text:p>
          </table:table-cell>
          <table:table-cell table:number-columns-repeated="2" table:style-name="ce90" office:value-type="string" calcext:value-type="string">
            <text:p>Fraction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90" office:value-type="string" calcext:value-type="string">
            <text:p>Aléatoire a</text:p>
          </table:table-cell>
          <table:table-cell table:style-name="ce90" office:value-type="string" calcext:value-type="string">
            <text:p>Rang</text:p>
          </table:table-cell>
          <table:table-cell table:style-name="ce90" office:value-type="string" calcext:value-type="string">
            <text:p>Variable</text:p>
          </table:table-cell>
          <table:table-cell table:style-name="ce90" office:value-type="string" calcext:value-type="string">
            <text:p>Num</text:p>
          </table:table-cell>
          <table:table-cell table:style-name="ce90" office:value-type="string" calcext:value-type="string">
            <text:p>Dénom</text:p>
          </table:table-cell>
          <table:table-cell table:style-name="ce90" office:value-type="string" calcext:value-type="string" table:number-columns-spanned="2" table:number-rows-spanned="1">
            <text:p>b</text:p>
          </table:table-cell>
          <table:covered-table-cell table:style-name="ce90"/>
          <table:table-cell table:style-name="ce90" office:value-type="string" calcext:value-type="string">
            <text:p>Signe</text:p>
          </table:table-cell>
          <table:table-cell table:style-name="ce90" office:value-type="string" calcext:value-type="string">
            <text:p>Concaténation</text:p>
          </table:table-cell>
          <table:table-cell table:style-name="ce90" office:value-type="string" calcext:value-type="string">
            <text:p>Choix</text:p>
          </table:table-cell>
          <table:table-cell table:style-name="ce90" office:value-type="string" calcext:value-type="string">
            <text:p>Équa niv3</text:p>
          </table:table-cell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/>
          <table:table-cell table:style-name="ce90" office:value-type="string" calcext:value-type="string">
            <text:p>Num</text:p>
          </table:table-cell>
          <table:table-cell table:style-name="ce90" office:value-type="string" calcext:value-type="string">
            <text:p>Dénom</text:p>
          </table:table-cell>
          <table:table-cell table:style-name="ce90" office:value-type="string" calcext:value-type="string">
            <text:p>PGCD</text:p>
          </table:table-cell>
          <table:table-cell table:style-name="ce90" office:value-type="string" calcext:value-type="string">
            <text:p>Num simp</text:p>
          </table:table-cell>
          <table:table-cell table:number-columns-repeated="3" table:style-name="ce90" office:value-type="string" calcext:value-type="string">
            <text:p>simp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752896" calcext:value-type="float">
            <text:p>752896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2]" office:value-type="float" office:value="13" calcext:value-type="float">
            <text:p>13</text:p>
          </table:table-cell>
          <table:table-cell table:style-name="ce23" table:formula="of:=[.V32]" office:value-type="float" office:value="7" calcext:value-type="float">
            <text:p>7</text:p>
          </table:table-cell>
          <table:table-cell table:style-name="ce33" table:formula="of:=[.U55]" office:value-type="float" office:value="-37" calcext:value-type="float">
            <text:p>-37</text:p>
          </table:table-cell>
          <table:table-cell table:style-name="ce33" table:formula="of:=[.V55]" office:value-type="float" office:value="7" calcext:value-type="float">
            <text:p>7</text:p>
          </table:table-cell>
          <table:table-cell table:style-name="ce23"/>
          <table:table-cell table:style-name="ce23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13x/7-37/7" calcext:value-type="string">
            <text:p>y=13x/7-37/7</text:p>
          </table:table-cell>
          <table:table-cell table:style-name="ce23" table:formula="of:=RANK([.A32];[.$A$32:.$A$51];0)" office:value-type="float" office:value="8" calcext:value-type="float">
            <text:p>8</text:p>
          </table:table-cell>
          <table:table-cell table:style-name="ce23" table:formula="of:=VLOOKUP([.J32];[.$B$32:.$I$51];8)" office:value-type="string" office:string-value="y=3x+7" calcext:value-type="string">
            <text:p>y=3x+7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2];[.$B$32:.$I$51];3)*[.M32]/VLOOKUP([.J32];[.$B$32:.$I$51];4)+IF(VLOOKUP([.J32];[.$B$32:.$I$51];7)=&quot;-&quot;;-1;1)*VLOOKUP([.J32];[.$B$32:.$I$51];5)/VLOOKUP([.J32];[.$B$32:.$I$51];6)" office:value-type="float" office:value="-26" calcext:value-type="float">
            <text:p>-26</text:p>
          </table:table-cell>
          <table:table-cell table:style-name="ce23" table:formula="of:=VLOOKUP([.J32];[.$B$32:.$I$51];3)*[.N32]/VLOOKUP([.J32];[.$B$32:.$I$51];4)+IF(VLOOKUP([.J32];[.$B$32:.$I$51];7)=&quot;-&quot;;-1;1)*VLOOKUP([.J32];[.$B$32:.$I$51];5)/VLOOKUP([.J32];[.$B$32:.$I$51];6)" office:value-type="float" office:value="40" calcext:value-type="float">
            <text:p>40</text:p>
          </table:table-cell>
          <table:table-cell/>
          <table:table-cell table:style-name="ce40" table:formula="of:=[.E54]-[.C54]" office:value-type="float" office:value="13" calcext:value-type="float">
            <text:p>13</text:p>
          </table:table-cell>
          <table:table-cell table:style-name="ce40" table:formula="of:=[.D54]-[.B54]" office:value-type="float" office:value="7" calcext:value-type="float">
            <text:p>7</text:p>
          </table:table-cell>
          <table:table-cell table:style-name="ce82" table:formula="of:=GCD(ABS([.R32]);ABS([.S32]))" office:value-type="float" office:value="1" calcext:value-type="float">
            <text:p>1</text:p>
          </table:table-cell>
          <table:table-cell table:style-name="ce82" table:formula="of:=[.R32]/[.T32]" office:value-type="float" office:value="13" calcext:value-type="float">
            <text:p>13</text:p>
          </table:table-cell>
          <table:table-cell table:style-name="ce82" table:formula="of:=[.S32]/[.T32]" office:value-type="float" office:value="7" calcext:value-type="float">
            <text:p>7</text:p>
          </table:table-cell>
          <table:table-cell table:style-name="ce91" table:formula="of:=[.U32]/[.V32]" office:value-type="float" office:value="1.85714285714286" calcext:value-type="float">
            <text:p>13/7 </text:p>
          </table:table-cell>
          <table:table-cell table:style-name="ce91" table:formula="of:=IF([.D32]=0;&quot;0&quot;;(IF([.D32]=[.E32];&quot;1&quot;;(IF([.D32]=-[.E32];&quot;-1&quot;;IF([.E32]=1;TEXT([.D32];10);[.W32]))))))" office:value-type="float" office:value="1.85714285714286" calcext:value-type="float">
            <text:p>13/7 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455098" calcext:value-type="float">
            <text:p>455098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3]" office:value-type="float" office:value="5" calcext:value-type="float">
            <text:p>5</text:p>
          </table:table-cell>
          <table:table-cell table:style-name="ce23" table:formula="of:=[.V33]" office:value-type="float" office:value="18" calcext:value-type="float">
            <text:p>18</text:p>
          </table:table-cell>
          <table:table-cell table:style-name="ce33" table:formula="of:=[.U56]" office:value-type="float" office:value="-89" calcext:value-type="float">
            <text:p>-89</text:p>
          </table:table-cell>
          <table:table-cell table:style-name="ce33" table:formula="of:=[.V56]" office:value-type="float" office:value="18" calcext:value-type="float">
            <text:p>18</text:p>
          </table:table-cell>
          <table:table-cell table:style-name="ce23"/>
          <table:table-cell table:style-name="ce23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5x/18-89/18" calcext:value-type="string">
            <text:p>y=5x/18-89/18</text:p>
          </table:table-cell>
          <table:table-cell table:style-name="ce23" table:formula="of:=RANK([.A33];[.$A$32:.$A$51];0)" office:value-type="float" office:value="13" calcext:value-type="float">
            <text:p>13</text:p>
          </table:table-cell>
          <table:table-cell table:style-name="ce23" table:formula="of:=VLOOKUP([.J33];[.$B$32:.$I$51];8)" office:value-type="string" office:string-value="y=-2x+10" calcext:value-type="string">
            <text:p>y=-2x+10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3];[.$B$32:.$I$51];3)*[.M33]/VLOOKUP([.J33];[.$B$32:.$I$51];4)+IF(VLOOKUP([.J33];[.$B$32:.$I$51];7)=&quot;-&quot;;-1;1)*VLOOKUP([.J33];[.$B$32:.$I$51];5)/VLOOKUP([.J33];[.$B$32:.$I$51];6)" office:value-type="float" office:value="32" calcext:value-type="float">
            <text:p>32</text:p>
          </table:table-cell>
          <table:table-cell table:style-name="ce23" table:formula="of:=VLOOKUP([.J33];[.$B$32:.$I$51];3)*[.N33]/VLOOKUP([.J33];[.$B$32:.$I$51];4)+IF(VLOOKUP([.J33];[.$B$32:.$I$51];7)=&quot;-&quot;;-1;1)*VLOOKUP([.J33];[.$B$32:.$I$51];5)/VLOOKUP([.J33];[.$B$32:.$I$51];6)" office:value-type="float" office:value="-12" calcext:value-type="float">
            <text:p>-12</text:p>
          </table:table-cell>
          <table:table-cell/>
          <table:table-cell table:style-name="ce40" table:formula="of:=[.E55]-[.C55]" office:value-type="float" office:value="5" calcext:value-type="float">
            <text:p>5</text:p>
          </table:table-cell>
          <table:table-cell table:style-name="ce40" table:formula="of:=[.D55]-[.B55]" office:value-type="float" office:value="18" calcext:value-type="float">
            <text:p>18</text:p>
          </table:table-cell>
          <table:table-cell table:style-name="ce82" table:formula="of:=GCD(ABS([.R33]);ABS([.S33]))" office:value-type="float" office:value="1" calcext:value-type="float">
            <text:p>1</text:p>
          </table:table-cell>
          <table:table-cell table:style-name="ce82" table:formula="of:=[.R33]/[.T33]" office:value-type="float" office:value="5" calcext:value-type="float">
            <text:p>5</text:p>
          </table:table-cell>
          <table:table-cell table:style-name="ce82" table:formula="of:=[.S33]/[.T33]" office:value-type="float" office:value="18" calcext:value-type="float">
            <text:p>18</text:p>
          </table:table-cell>
          <table:table-cell table:style-name="ce91" table:formula="of:=[.U33]/[.V33]" office:value-type="float" office:value="0.277777777777778" calcext:value-type="float">
            <text:p><text:s/>5/18</text:p>
          </table:table-cell>
          <table:table-cell table:style-name="ce91" table:formula="of:=IF([.D33]=0;&quot;0&quot;;(IF([.D33]=[.E33];&quot;1&quot;;(IF([.D33]=-[.E33];&quot;-1&quot;;IF([.E33]=1;TEXT([.D33];10);[.W33]))))))" office:value-type="float" office:value="0.277777777777778" calcext:value-type="float">
            <text:p><text:s/>5/18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561144" calcext:value-type="float">
            <text:p>561144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4]" office:value-type="float" office:value="-5" calcext:value-type="float">
            <text:p>-5</text:p>
          </table:table-cell>
          <table:table-cell table:style-name="ce23" table:formula="of:=[.V34]" office:value-type="float" office:value="19" calcext:value-type="float">
            <text:p>19</text:p>
          </table:table-cell>
          <table:table-cell table:style-name="ce33" table:formula="of:=[.U57]" office:value-type="float" office:value="64" calcext:value-type="float">
            <text:p>64</text:p>
          </table:table-cell>
          <table:table-cell table:style-name="ce33" table:formula="of:=[.V57]" office:value-type="float" office:value="19" calcext:value-type="float">
            <text:p>19</text:p>
          </table:table-cell>
          <table:table-cell table:style-name="ce23"/>
          <table:table-cell table:style-name="ce23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5x/19+64/19" calcext:value-type="string">
            <text:p>y=-5x/19+64/19</text:p>
          </table:table-cell>
          <table:table-cell table:style-name="ce23" table:formula="of:=RANK([.A34];[.$A$32:.$A$51];0)" office:value-type="float" office:value="11" calcext:value-type="float">
            <text:p>11</text:p>
          </table:table-cell>
          <table:table-cell table:style-name="ce23" table:formula="of:=VLOOKUP([.J34];[.$B$32:.$I$51];8)" office:value-type="string" office:string-value="y=8x/9-7" calcext:value-type="string">
            <text:p>y=8x/9-7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4];[.$B$32:.$I$51];3)*[.M34]/VLOOKUP([.J34];[.$B$32:.$I$51];4)+IF(VLOOKUP([.J34];[.$B$32:.$I$51];7)=&quot;-&quot;;-1;1)*VLOOKUP([.J34];[.$B$32:.$I$51];5)/VLOOKUP([.J34];[.$B$32:.$I$51];6)" office:value-type="float" office:value="-16.7777777777778" calcext:value-type="float">
            <text:p>-16,7777777777778</text:p>
          </table:table-cell>
          <table:table-cell table:style-name="ce23" table:formula="of:=VLOOKUP([.J34];[.$B$32:.$I$51];3)*[.N34]/VLOOKUP([.J34];[.$B$32:.$I$51];4)+IF(VLOOKUP([.J34];[.$B$32:.$I$51];7)=&quot;-&quot;;-1;1)*VLOOKUP([.J34];[.$B$32:.$I$51];5)/VLOOKUP([.J34];[.$B$32:.$I$51];6)" office:value-type="float" office:value="2.77777777777778" calcext:value-type="float">
            <text:p>2,77777777777778</text:p>
          </table:table-cell>
          <table:table-cell/>
          <table:table-cell table:style-name="ce40" table:formula="of:=[.E56]-[.C56]" office:value-type="float" office:value="-5" calcext:value-type="float">
            <text:p>-5</text:p>
          </table:table-cell>
          <table:table-cell table:style-name="ce40" table:formula="of:=[.D56]-[.B56]" office:value-type="float" office:value="19" calcext:value-type="float">
            <text:p>19</text:p>
          </table:table-cell>
          <table:table-cell table:style-name="ce82" table:formula="of:=GCD(ABS([.R34]);ABS([.S34]))" office:value-type="float" office:value="1" calcext:value-type="float">
            <text:p>1</text:p>
          </table:table-cell>
          <table:table-cell table:style-name="ce82" table:formula="of:=[.R34]/[.T34]" office:value-type="float" office:value="-5" calcext:value-type="float">
            <text:p>-5</text:p>
          </table:table-cell>
          <table:table-cell table:style-name="ce82" table:formula="of:=[.S34]/[.T34]" office:value-type="float" office:value="19" calcext:value-type="float">
            <text:p>19</text:p>
          </table:table-cell>
          <table:table-cell table:style-name="ce91" table:formula="of:=[.U34]/[.V34]" office:value-type="float" office:value="-0.263157894736842" calcext:value-type="float">
            <text:p>- 5/19</text:p>
          </table:table-cell>
          <table:table-cell table:style-name="ce91" table:formula="of:=IF([.D34]=0;&quot;0&quot;;(IF([.D34]=[.E34];&quot;1&quot;;(IF([.D34]=-[.E34];&quot;-1&quot;;IF([.E34]=1;TEXT([.D34];10);[.W34]))))))" office:value-type="float" office:value="-0.263157894736842" calcext:value-type="float">
            <text:p>- 5/19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170906" calcext:value-type="float">
            <text:p>170906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5]" office:value-type="float" office:value="-5" calcext:value-type="float">
            <text:p>-5</text:p>
          </table:table-cell>
          <table:table-cell table:style-name="ce23" table:formula="of:=[.V35]" office:value-type="float" office:value="17" calcext:value-type="float">
            <text:p>17</text:p>
          </table:table-cell>
          <table:table-cell table:style-name="ce33" table:formula="of:=[.U58]" office:value-type="float" office:value="79" calcext:value-type="float">
            <text:p>79</text:p>
          </table:table-cell>
          <table:table-cell table:style-name="ce33" table:formula="of:=[.V58]" office:value-type="float" office:value="17" calcext:value-type="float">
            <text:p>17</text:p>
          </table:table-cell>
          <table:table-cell table:style-name="ce23"/>
          <table:table-cell table:style-name="ce23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5x/17+79/17" calcext:value-type="string">
            <text:p>y=-5x/17+79/17</text:p>
          </table:table-cell>
          <table:table-cell table:style-name="ce23" table:formula="of:=RANK([.A35];[.$A$32:.$A$51];0)" office:value-type="float" office:value="19" calcext:value-type="float">
            <text:p>19</text:p>
          </table:table-cell>
          <table:table-cell table:style-name="ce23" table:formula="of:=VLOOKUP([.J35];[.$B$32:.$I$51];8)" office:value-type="string" office:string-value="y=11x/2" calcext:value-type="string">
            <text:p>y=11x/2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5];[.$B$32:.$I$51];3)*[.M35]/VLOOKUP([.J35];[.$B$32:.$I$51];4)+IF(VLOOKUP([.J35];[.$B$32:.$I$51];7)=&quot;-&quot;;-1;1)*VLOOKUP([.J35];[.$B$32:.$I$51];5)/VLOOKUP([.J35];[.$B$32:.$I$51];6)" office:value-type="float" office:value="-60.5" calcext:value-type="float">
            <text:p>-60,5</text:p>
          </table:table-cell>
          <table:table-cell table:style-name="ce23" table:formula="of:=VLOOKUP([.J35];[.$B$32:.$I$51];3)*[.N35]/VLOOKUP([.J35];[.$B$32:.$I$51];4)+IF(VLOOKUP([.J35];[.$B$32:.$I$51];7)=&quot;-&quot;;-1;1)*VLOOKUP([.J35];[.$B$32:.$I$51];5)/VLOOKUP([.J35];[.$B$32:.$I$51];6)" office:value-type="float" office:value="60.5" calcext:value-type="float">
            <text:p>60,5</text:p>
          </table:table-cell>
          <table:table-cell/>
          <table:table-cell table:style-name="ce40" table:formula="of:=[.E57]-[.C57]" office:value-type="float" office:value="-5" calcext:value-type="float">
            <text:p>-5</text:p>
          </table:table-cell>
          <table:table-cell table:style-name="ce40" table:formula="of:=[.D57]-[.B57]" office:value-type="float" office:value="17" calcext:value-type="float">
            <text:p>17</text:p>
          </table:table-cell>
          <table:table-cell table:style-name="ce82" table:formula="of:=GCD(ABS([.R35]);ABS([.S35]))" office:value-type="float" office:value="1" calcext:value-type="float">
            <text:p>1</text:p>
          </table:table-cell>
          <table:table-cell table:style-name="ce82" table:formula="of:=[.R35]/[.T35]" office:value-type="float" office:value="-5" calcext:value-type="float">
            <text:p>-5</text:p>
          </table:table-cell>
          <table:table-cell table:style-name="ce82" table:formula="of:=[.S35]/[.T35]" office:value-type="float" office:value="17" calcext:value-type="float">
            <text:p>17</text:p>
          </table:table-cell>
          <table:table-cell table:style-name="ce91" table:formula="of:=[.U35]/[.V35]" office:value-type="float" office:value="-0.294117647058823" calcext:value-type="float">
            <text:p>- 5/17</text:p>
          </table:table-cell>
          <table:table-cell table:style-name="ce91" table:formula="of:=IF([.D35]=0;&quot;0&quot;;(IF([.D35]=[.E35];&quot;1&quot;;(IF([.D35]=-[.E35];&quot;-1&quot;;IF([.E35]=1;TEXT([.D35];10);[.W35]))))))" office:value-type="float" office:value="-0.294117647058823" calcext:value-type="float">
            <text:p>- 5/17</text:p>
          </table:table-cell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71673" calcext:value-type="float">
            <text:p>71673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6]&lt;500000;&quot;+&quot;;&quot;-&quot;)" office:value-type="string" office:string-value="+" calcext:value-type="string">
            <text:p>+</text:p>
          </table:table-cell>
          <table:table-cell table:style-name="ce32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5x+14" calcext:value-type="string">
            <text:p>y=5x+14</text:p>
          </table:table-cell>
          <table:table-cell table:style-name="ce27" table:formula="of:=RANK([.A36];[.$A$32:.$A$51];0)" office:value-type="float" office:value="20" calcext:value-type="float">
            <text:p>20</text:p>
          </table:table-cell>
          <table:table-cell table:style-name="ce27" table:formula="of:=VLOOKUP([.J36];[.$B$32:.$I$51];8)" office:value-type="string" office:string-value="y=3x/8-5" calcext:value-type="string">
            <text:p>y=3x/8-5</text:p>
          </table:table-cell>
          <table:table-cell table:style-name="ce30"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6];[.$B$32:.$I$51];3)*[.M36]/VLOOKUP([.J36];[.$B$32:.$I$51];4)+IF(VLOOKUP([.J36];[.$B$32:.$I$51];7)=&quot;-&quot;;-1;1)*VLOOKUP([.J36];[.$B$32:.$I$51];5)/VLOOKUP([.J36];[.$B$32:.$I$51];6)" office:value-type="float" office:value="-9.125" calcext:value-type="float">
            <text:p>-9,125</text:p>
          </table:table-cell>
          <table:table-cell table:style-name="ce27" table:formula="of:=VLOOKUP([.J36];[.$B$32:.$I$51];3)*[.N36]/VLOOKUP([.J36];[.$B$32:.$I$51];4)+IF(VLOOKUP([.J36];[.$B$32:.$I$51];7)=&quot;-&quot;;-1;1)*VLOOKUP([.J36];[.$B$32:.$I$51];5)/VLOOKUP([.J36];[.$B$32:.$I$51];6)" office:value-type="float" office:value="-0.875" calcext:value-type="float">
            <text:p>-0,87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764384" calcext:value-type="float">
            <text:p>764384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7]&lt;500000;&quot;+&quot;;&quot;-&quot;)" office:value-type="string" office:string-value="-" calcext:value-type="string">
            <text:p>-</text:p>
          </table:table-cell>
          <table:table-cell table:style-name="ce32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2x-9" calcext:value-type="string">
            <text:p>y=2x-9</text:p>
          </table:table-cell>
          <table:table-cell table:style-name="ce27" table:formula="of:=RANK([.A37];[.$A$32:.$A$51];0)" office:value-type="float" office:value="6" calcext:value-type="float">
            <text:p>6</text:p>
          </table:table-cell>
          <table:table-cell table:style-name="ce27" table:formula="of:=VLOOKUP([.J37];[.$B$32:.$I$51];8)" office:value-type="string" office:string-value="y=2x-9" calcext:value-type="string">
            <text:p>y=2x-9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7];[.$B$32:.$I$51];3)*[.M37]/VLOOKUP([.J37];[.$B$32:.$I$51];4)+IF(VLOOKUP([.J37];[.$B$32:.$I$51];7)=&quot;-&quot;;-1;1)*VLOOKUP([.J37];[.$B$32:.$I$51];5)/VLOOKUP([.J37];[.$B$32:.$I$51];6)" office:value-type="float" office:value="-31" calcext:value-type="float">
            <text:p>-31</text:p>
          </table:table-cell>
          <table:table-cell table:style-name="ce27" table:formula="of:=VLOOKUP([.J37];[.$B$32:.$I$51];3)*[.N37]/VLOOKUP([.J37];[.$B$32:.$I$51];4)+IF(VLOOKUP([.J37];[.$B$32:.$I$51];7)=&quot;-&quot;;-1;1)*VLOOKUP([.J37];[.$B$32:.$I$51];5)/VLOOKUP([.J37];[.$B$32:.$I$51];6)" office:value-type="float" office:value="13" calcext:value-type="float">
            <text:p>13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220627" calcext:value-type="float">
            <text:p>220627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8]&lt;500000;&quot;+&quot;;&quot;-&quot;)" office:value-type="string" office:string-value="+" calcext:value-type="string">
            <text:p>+</text:p>
          </table:table-cell>
          <table:table-cell table:style-name="ce32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2x" calcext:value-type="string">
            <text:p>y=2x</text:p>
          </table:table-cell>
          <table:table-cell table:style-name="ce27" table:formula="of:=RANK([.A38];[.$A$32:.$A$51];0)" office:value-type="float" office:value="16" calcext:value-type="float">
            <text:p>16</text:p>
          </table:table-cell>
          <table:table-cell table:style-name="ce27" table:formula="of:=VLOOKUP([.J38];[.$B$32:.$I$51];8)" office:value-type="string" office:string-value="y=3x/4-9" calcext:value-type="string">
            <text:p>y=3x/4-9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8];[.$B$32:.$I$51];3)*[.M38]/VLOOKUP([.J38];[.$B$32:.$I$51];4)+IF(VLOOKUP([.J38];[.$B$32:.$I$51];7)=&quot;-&quot;;-1;1)*VLOOKUP([.J38];[.$B$32:.$I$51];5)/VLOOKUP([.J38];[.$B$32:.$I$51];6)" office:value-type="float" office:value="-17.25" calcext:value-type="float">
            <text:p>-17,25</text:p>
          </table:table-cell>
          <table:table-cell table:style-name="ce27" table:formula="of:=VLOOKUP([.J38];[.$B$32:.$I$51];3)*[.N38]/VLOOKUP([.J38];[.$B$32:.$I$51];4)+IF(VLOOKUP([.J38];[.$B$32:.$I$51];7)=&quot;-&quot;;-1;1)*VLOOKUP([.J38];[.$B$32:.$I$51];5)/VLOOKUP([.J38];[.$B$32:.$I$51];6)" office:value-type="float" office:value="-0.75" calcext:value-type="float">
            <text:p>-0,7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213116" calcext:value-type="float">
            <text:p>213116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9]&lt;500000;&quot;+&quot;;&quot;-&quot;)" office:value-type="string" office:string-value="+" calcext:value-type="string">
            <text:p>+</text:p>
          </table:table-cell>
          <table:table-cell table:style-name="ce32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3x+7" calcext:value-type="string">
            <text:p>y=3x+7</text:p>
          </table:table-cell>
          <table:table-cell table:style-name="ce27" table:formula="of:=RANK([.A39];[.$A$32:.$A$51];0)" office:value-type="float" office:value="17" calcext:value-type="float">
            <text:p>17</text:p>
          </table:table-cell>
          <table:table-cell table:style-name="ce27" table:formula="of:=VLOOKUP([.J39];[.$B$32:.$I$51];8)" office:value-type="string" office:string-value="y=11x/8-3" calcext:value-type="string">
            <text:p>y=11x/8-3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9];[.$B$32:.$I$51];3)*[.M39]/VLOOKUP([.J39];[.$B$32:.$I$51];4)+IF(VLOOKUP([.J39];[.$B$32:.$I$51];7)=&quot;-&quot;;-1;1)*VLOOKUP([.J39];[.$B$32:.$I$51];5)/VLOOKUP([.J39];[.$B$32:.$I$51];6)" office:value-type="float" office:value="-18.125" calcext:value-type="float">
            <text:p>-18,125</text:p>
          </table:table-cell>
          <table:table-cell table:style-name="ce27" table:formula="of:=VLOOKUP([.J39];[.$B$32:.$I$51];3)*[.N39]/VLOOKUP([.J39];[.$B$32:.$I$51];4)+IF(VLOOKUP([.J39];[.$B$32:.$I$51];7)=&quot;-&quot;;-1;1)*VLOOKUP([.J39];[.$B$32:.$I$51];5)/VLOOKUP([.J39];[.$B$32:.$I$51];6)" office:value-type="float" office:value="12.125" calcext:value-type="float">
            <text:p>12,12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79277" calcext:value-type="float">
            <text:p>879277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0]/[.T40]" office:value-type="float" office:value="2" calcext:value-type="float">
            <text:p>2</text:p>
          </table:table-cell>
          <table:table-cell table:style-name="ce35" table:formula="of:=[.S40]/[.T40]" office:value-type="float" office:value="9" calcext:value-type="float">
            <text:p>9</text:p>
          </table:table-cell>
          <table:table-cell table:style-name="ce24" table:formula="of:=RANDBETWEEN(0;12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0]&lt;500000;&quot;+&quot;;&quot;-&quot;)" office:value-type="string" office:string-value="-" calcext:value-type="string">
            <text:p>-</text:p>
          </table:table-cell>
          <table:table-cell table:style-name="ce29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2x/9-1" calcext:value-type="string">
            <text:p>y=2x/9-1</text:p>
          </table:table-cell>
          <table:table-cell table:style-name="ce24" table:formula="of:=RANK([.A40];[.$A$32:.$A$51];0)" office:value-type="float" office:value="2" calcext:value-type="float">
            <text:p>2</text:p>
          </table:table-cell>
          <table:table-cell table:style-name="ce40" table:formula="of:=VLOOKUP([.J40];[.$B$32:.$I$51];8)" office:value-type="string" office:string-value="y=5x/18-89/18" calcext:value-type="string">
            <text:p>y=5x/18-89/18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0];[.$B$32:.$I$51];3)*[.M40]/VLOOKUP([.J40];[.$B$32:.$I$51];4)+IF(VLOOKUP([.J40];[.$B$32:.$I$51];7)=&quot;-&quot;;-1;1)*VLOOKUP([.J40];[.$B$32:.$I$51];5)/VLOOKUP([.J40];[.$B$32:.$I$51];6)" office:value-type="float" office:value="-8" calcext:value-type="float">
            <text:p>-8</text:p>
          </table:table-cell>
          <table:table-cell table:style-name="ce23" table:formula="of:=VLOOKUP([.J40];[.$B$32:.$I$51];3)*[.N40]/VLOOKUP([.J40];[.$B$32:.$I$51];4)+IF(VLOOKUP([.J40];[.$B$32:.$I$51];7)=&quot;-&quot;;-1;1)*VLOOKUP([.J40];[.$B$32:.$I$51];5)/VLOOKUP([.J40];[.$B$32:.$I$51];6)" office:value-type="float" office:value="-1.88888888888889" calcext:value-type="float">
            <text:p>-1,88888888888889</text:p>
          </table:table-cell>
          <table:table-cell/>
          <table:table-cell table:style-name="ce35" table:formula="of:=IF([.A40]&lt;500000;-1;1)*2*RANDBETWEEN(1;5)" office:value-type="float" office:value="2" calcext:value-type="float">
            <text:p>2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0]);ABS([.S40]))" office:value-type="float" office:value="1" calcext:value-type="float">
            <text:p>1</text:p>
          </table:table-cell>
          <table:table-cell table:style-name="ce35" table:formula="of:=[.R40]/[.T40]" office:value-type="float" office:value="2" calcext:value-type="float">
            <text:p>2</text:p>
          </table:table-cell>
          <table:table-cell table:style-name="ce35" table:formula="of:=[.S40]/[.T40]" office:value-type="float" office:value="9" calcext:value-type="float">
            <text:p>9</text:p>
          </table:table-cell>
          <table:table-cell table:style-name="ce45" table:formula="of:=[.U40]/[.V40]" office:value-type="float" office:value="0.222222222222222" calcext:value-type="float">
            <text:p><text:s/>2/9 </text:p>
          </table:table-cell>
          <table:table-cell table:style-name="ce45" table:formula="of:=IF([.D40]=0;&quot;0&quot;;(IF([.D40]=[.E40];&quot;1&quot;;(IF([.D40]=-[.E40];&quot;-1&quot;;IF([.E40]=1;TEXT([.D40];10);[.W40]))))))" office:value-type="float" office:value="0.222222222222222" calcext:value-type="float">
            <text:p><text:s/>2/9 </text:p>
          </table:table-cell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656594" calcext:value-type="float">
            <text:p>656594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1]/[.T41]" office:value-type="float" office:value="6" calcext:value-type="float">
            <text:p>6</text:p>
          </table:table-cell>
          <table:table-cell table:style-name="ce35" table:formula="of:=[.S41]/[.T41]" office:value-type="float" office:value="7" calcext:value-type="float">
            <text:p>7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1]&lt;500000;&quot;+&quot;;&quot;-&quot;)" office:value-type="string" office:string-value="-" calcext:value-type="string">
            <text:p>-</text:p>
          </table:table-cell>
          <table:table-cell table:style-name="ce29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6x/7-3" calcext:value-type="string">
            <text:p>y=6x/7-3</text:p>
          </table:table-cell>
          <table:table-cell table:style-name="ce24" table:formula="of:=RANK([.A41];[.$A$32:.$A$51];0)" office:value-type="float" office:value="10" calcext:value-type="float">
            <text:p>10</text:p>
          </table:table-cell>
          <table:table-cell table:style-name="ce40" table:formula="of:=VLOOKUP([.J41];[.$B$32:.$I$51];8)" office:value-type="string" office:string-value="y=6x/7-3" calcext:value-type="string">
            <text:p>y=6x/7-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1];[.$B$32:.$I$51];3)*[.M41]/VLOOKUP([.J41];[.$B$32:.$I$51];4)+IF(VLOOKUP([.J41];[.$B$32:.$I$51];7)=&quot;-&quot;;-1;1)*VLOOKUP([.J41];[.$B$32:.$I$51];5)/VLOOKUP([.J41];[.$B$32:.$I$51];6)" office:value-type="float" office:value="-12.4285714285714" calcext:value-type="float">
            <text:p>-12,4285714285714</text:p>
          </table:table-cell>
          <table:table-cell table:style-name="ce23" table:formula="of:=VLOOKUP([.J41];[.$B$32:.$I$51];3)*[.N41]/VLOOKUP([.J41];[.$B$32:.$I$51];4)+IF(VLOOKUP([.J41];[.$B$32:.$I$51];7)=&quot;-&quot;;-1;1)*VLOOKUP([.J41];[.$B$32:.$I$51];5)/VLOOKUP([.J41];[.$B$32:.$I$51];6)" office:value-type="float" office:value="6.42857142857143" calcext:value-type="float">
            <text:p>6,42857142857143</text:p>
          </table:table-cell>
          <table:table-cell/>
          <table:table-cell table:style-name="ce35" table:formula="of:=IF([.A41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7" calcext:value-type="float">
            <text:p>7</text:p>
          </table:table-cell>
          <table:table-cell table:style-name="ce35" table:formula="of:=GCD(ABS([.R41]);ABS([.S41]))" office:value-type="float" office:value="1" calcext:value-type="float">
            <text:p>1</text:p>
          </table:table-cell>
          <table:table-cell table:style-name="ce35" table:formula="of:=[.R41]/[.T41]" office:value-type="float" office:value="6" calcext:value-type="float">
            <text:p>6</text:p>
          </table:table-cell>
          <table:table-cell table:style-name="ce35" table:formula="of:=[.S41]/[.T41]" office:value-type="float" office:value="7" calcext:value-type="float">
            <text:p>7</text:p>
          </table:table-cell>
          <table:table-cell table:style-name="ce45" table:formula="of:=[.U41]/[.V41]" office:value-type="float" office:value="0.857142857142857" calcext:value-type="float">
            <text:p><text:s/>6/7 </text:p>
          </table:table-cell>
          <table:table-cell table:style-name="ce45" table:formula="of:=IF([.D41]=0;&quot;0&quot;;(IF([.D41]=[.E41];&quot;1&quot;;(IF([.D41]=-[.E41];&quot;-1&quot;;IF([.E41]=1;TEXT([.D41];10);[.W41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96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84725" calcext:value-type="float">
            <text:p>884725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2]/[.T42]" office:value-type="float" office:value="8" calcext:value-type="float">
            <text:p>8</text:p>
          </table:table-cell>
          <table:table-cell table:style-name="ce35" table:formula="of:=[.S42]/[.T42]" office:value-type="float" office:value="9" calcext:value-type="float">
            <text:p>9</text:p>
          </table:table-cell>
          <table:table-cell table:style-name="ce24" table:formula="of:=RANDBETWEEN(0;12)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2]&lt;500000;&quot;+&quot;;&quot;-&quot;)" office:value-type="string" office:string-value="-" calcext:value-type="string">
            <text:p>-</text:p>
          </table:table-cell>
          <table:table-cell table:style-name="ce29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8x/9-7" calcext:value-type="string">
            <text:p>y=8x/9-7</text:p>
          </table:table-cell>
          <table:table-cell table:style-name="ce24" table:formula="of:=RANK([.A42];[.$A$32:.$A$51];0)" office:value-type="float" office:value="1" calcext:value-type="float">
            <text:p>1</text:p>
          </table:table-cell>
          <table:table-cell table:style-name="ce40" table:formula="of:=VLOOKUP([.J42];[.$B$32:.$I$51];8)" office:value-type="string" office:string-value="y=13x/7-37/7" calcext:value-type="string">
            <text:p>y=13x/7-37/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2];[.$B$32:.$I$51];3)*[.M42]/VLOOKUP([.J42];[.$B$32:.$I$51];4)+IF(VLOOKUP([.J42];[.$B$32:.$I$51];7)=&quot;-&quot;;-1;1)*VLOOKUP([.J42];[.$B$32:.$I$51];5)/VLOOKUP([.J42];[.$B$32:.$I$51];6)" office:value-type="float" office:value="-25.7142857142857" calcext:value-type="float">
            <text:p>-25,7142857142857</text:p>
          </table:table-cell>
          <table:table-cell table:style-name="ce23" table:formula="of:=VLOOKUP([.J42];[.$B$32:.$I$51];3)*[.N42]/VLOOKUP([.J42];[.$B$32:.$I$51];4)+IF(VLOOKUP([.J42];[.$B$32:.$I$51];7)=&quot;-&quot;;-1;1)*VLOOKUP([.J42];[.$B$32:.$I$51];5)/VLOOKUP([.J42];[.$B$32:.$I$51];6)" office:value-type="float" office:value="15.1428571428571" calcext:value-type="float">
            <text:p>15,1428571428571</text:p>
          </table:table-cell>
          <table:table-cell/>
          <table:table-cell table:style-name="ce35" table:formula="of:=IF([.A42]&lt;500000;-1;1)*2*RANDBETWEEN(1;5)" office:value-type="float" office:value="8" calcext:value-type="float">
            <text:p>8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2]);ABS([.S42]))" office:value-type="float" office:value="1" calcext:value-type="float">
            <text:p>1</text:p>
          </table:table-cell>
          <table:table-cell table:style-name="ce35" table:formula="of:=[.R42]/[.T42]" office:value-type="float" office:value="8" calcext:value-type="float">
            <text:p>8</text:p>
          </table:table-cell>
          <table:table-cell table:style-name="ce35" table:formula="of:=[.S42]/[.T42]" office:value-type="float" office:value="9" calcext:value-type="float">
            <text:p>9</text:p>
          </table:table-cell>
          <table:table-cell table:style-name="ce45" table:formula="of:=[.U42]/[.V42]" office:value-type="float" office:value="0.888888888888889" calcext:value-type="float">
            <text:p><text:s/>8/9 </text:p>
          </table:table-cell>
          <table:table-cell table:style-name="ce45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438250" calcext:value-type="float">
            <text:p>438250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3]/[.T43]" office:value-type="float" office:value="-10" calcext:value-type="float">
            <text:p>-10</text:p>
          </table:table-cell>
          <table:table-cell table:style-name="ce35" table:formula="of:=[.S43]/[.T43]" office:value-type="float" office:value="9" calcext:value-type="float">
            <text:p>9</text:p>
          </table:table-cell>
          <table:table-cell table:style-name="ce24" table:formula="of:=RANDBETWEEN(0;12)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3]&lt;500000;&quot;+&quot;;&quot;-&quot;)" office:value-type="string" office:string-value="+" calcext:value-type="string">
            <text:p>+</text:p>
          </table:table-cell>
          <table:table-cell table:style-name="ce29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10x/9+11" calcext:value-type="string">
            <text:p>y=-10x/9+11</text:p>
          </table:table-cell>
          <table:table-cell table:style-name="ce24" table:formula="of:=RANK([.A43];[.$A$32:.$A$51];0)" office:value-type="float" office:value="14" calcext:value-type="float">
            <text:p>14</text:p>
          </table:table-cell>
          <table:table-cell table:style-name="ce40" table:formula="of:=VLOOKUP([.J43];[.$B$32:.$I$51];8)" office:value-type="string" office:string-value="y=2x-7" calcext:value-type="string">
            <text:p>y=2x-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3];[.$B$32:.$I$51];3)*[.M43]/VLOOKUP([.J43];[.$B$32:.$I$51];4)+IF(VLOOKUP([.J43];[.$B$32:.$I$51];7)=&quot;-&quot;;-1;1)*VLOOKUP([.J43];[.$B$32:.$I$51];5)/VLOOKUP([.J43];[.$B$32:.$I$51];6)" office:value-type="float" office:value="-29" calcext:value-type="float">
            <text:p>-29</text:p>
          </table:table-cell>
          <table:table-cell table:style-name="ce23" table:formula="of:=VLOOKUP([.J43];[.$B$32:.$I$51];3)*[.N43]/VLOOKUP([.J43];[.$B$32:.$I$51];4)+IF(VLOOKUP([.J43];[.$B$32:.$I$51];7)=&quot;-&quot;;-1;1)*VLOOKUP([.J43];[.$B$32:.$I$51];5)/VLOOKUP([.J43];[.$B$32:.$I$51];6)" office:value-type="float" office:value="15" calcext:value-type="float">
            <text:p>15</text:p>
          </table:table-cell>
          <table:table-cell/>
          <table:table-cell table:style-name="ce35" table:formula="of:=IF([.A43]&lt;500000;-1;1)*2*RANDBETWEEN(1;5)" office:value-type="float" office:value="-10" calcext:value-type="float">
            <text:p>-10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3]);ABS([.S43]))" office:value-type="float" office:value="1" calcext:value-type="float">
            <text:p>1</text:p>
          </table:table-cell>
          <table:table-cell table:style-name="ce35" table:formula="of:=[.R43]/[.T43]" office:value-type="float" office:value="-10" calcext:value-type="float">
            <text:p>-10</text:p>
          </table:table-cell>
          <table:table-cell table:style-name="ce35" table:formula="of:=[.S43]/[.T43]" office:value-type="float" office:value="9" calcext:value-type="float">
            <text:p>9</text:p>
          </table:table-cell>
          <table:table-cell table:style-name="ce45" table:formula="of:=[.U43]/[.V43]" office:value-type="float" office:value="-1.11111111111111" calcext:value-type="float">
            <text:p>-10/9 </text:p>
          </table:table-cell>
          <table:table-cell table:style-name="ce45" table:formula="of:=IF([.D43]=0;&quot;0&quot;;(IF([.D43]=[.E43];&quot;1&quot;;(IF([.D43]=-[.E43];&quot;-1&quot;;IF([.E43]=1;TEXT([.D43];10);[.W43]))))))" office:value-type="float" office:value="-1.11111111111111" calcext:value-type="float">
            <text:p>-10/9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257578" calcext:value-type="float">
            <text:p>257578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4]/[.T44]" office:value-type="float" office:value="-2" calcext:value-type="float">
            <text:p>-2</text:p>
          </table:table-cell>
          <table:table-cell table:style-name="ce35" table:formula="of:=[.S44]/[.T44]" office:value-type="float" office:value="1" calcext:value-type="float">
            <text:p>1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4]&lt;500000;&quot;+&quot;;&quot;-&quot;)" office:value-type="string" office:string-value="+" calcext:value-type="string">
            <text:p>+</text:p>
          </table:table-cell>
          <table:table-cell table:style-name="ce29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-2x+10" calcext:value-type="string">
            <text:p>y=-2x+10</text:p>
          </table:table-cell>
          <table:table-cell table:style-name="ce24" table:formula="of:=RANK([.A44];[.$A$32:.$A$51];0)" office:value-type="float" office:value="15" calcext:value-type="float">
            <text:p>15</text:p>
          </table:table-cell>
          <table:table-cell table:style-name="ce40" table:formula="of:=VLOOKUP([.J44];[.$B$32:.$I$51];8)" office:value-type="string" office:string-value="y=-5x/2+3" calcext:value-type="string">
            <text:p>y=-5x/2+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4];[.$B$32:.$I$51];3)*[.M44]/VLOOKUP([.J44];[.$B$32:.$I$51];4)+IF(VLOOKUP([.J44];[.$B$32:.$I$51];7)=&quot;-&quot;;-1;1)*VLOOKUP([.J44];[.$B$32:.$I$51];5)/VLOOKUP([.J44];[.$B$32:.$I$51];6)" office:value-type="float" office:value="30.5" calcext:value-type="float">
            <text:p>30,5</text:p>
          </table:table-cell>
          <table:table-cell table:style-name="ce23" table:formula="of:=VLOOKUP([.J44];[.$B$32:.$I$51];3)*[.N44]/VLOOKUP([.J44];[.$B$32:.$I$51];4)+IF(VLOOKUP([.J44];[.$B$32:.$I$51];7)=&quot;-&quot;;-1;1)*VLOOKUP([.J44];[.$B$32:.$I$51];5)/VLOOKUP([.J44];[.$B$32:.$I$51];6)" office:value-type="float" office:value="-24.5" calcext:value-type="float">
            <text:p>-24,5</text:p>
          </table:table-cell>
          <table:table-cell/>
          <table:table-cell table:style-name="ce35" table:formula="of:=IF([.A44]&lt;500000;-1;1)*2*RANDBETWEEN(1;5)" office:value-type="float" office:value="-10" calcext:value-type="float">
            <text:p>-10</text:p>
          </table:table-cell>
          <table:table-cell table:style-name="ce35" table:formula="of:=2*RANDBETWEEN(1;5)+1" office:value-type="float" office:value="5" calcext:value-type="float">
            <text:p>5</text:p>
          </table:table-cell>
          <table:table-cell table:style-name="ce35" table:formula="of:=GCD(ABS([.R44]);ABS([.S44]))" office:value-type="float" office:value="5" calcext:value-type="float">
            <text:p>5</text:p>
          </table:table-cell>
          <table:table-cell table:style-name="ce35" table:formula="of:=[.R44]/[.T44]" office:value-type="float" office:value="-2" calcext:value-type="float">
            <text:p>-2</text:p>
          </table:table-cell>
          <table:table-cell table:style-name="ce35" table:formula="of:=[.S44]/[.T44]" office:value-type="float" office:value="1" calcext:value-type="float">
            <text:p>1</text:p>
          </table:table-cell>
          <table:table-cell table:style-name="ce45" table:formula="of:=[.U44]/[.V44]" office:value-type="float" office:value="-2" calcext:value-type="float">
            <text:p>- 2/1 </text:p>
          </table:table-cell>
          <table:table-cell table:style-name="ce45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58225" calcext:value-type="float">
            <text:p>858225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5]/[.T45]" office:value-type="float" office:value="2" calcext:value-type="float">
            <text:p>2</text:p>
          </table:table-cell>
          <table:table-cell table:style-name="ce35" table:formula="of:=[.S45]/[.T45]" office:value-type="float" office:value="1" calcext:value-type="float">
            <text:p>1</text:p>
          </table:table-cell>
          <table:table-cell table:style-name="ce24" table:formula="of:=RANDBETWEEN(0;12)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5]&lt;500000;&quot;+&quot;;&quot;-&quot;)" office:value-type="string" office:string-value="-" calcext:value-type="string">
            <text:p>-</text:p>
          </table:table-cell>
          <table:table-cell table:style-name="ce29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2x-7" calcext:value-type="string">
            <text:p>y=2x-7</text:p>
          </table:table-cell>
          <table:table-cell table:style-name="ce24" table:formula="of:=RANK([.A45];[.$A$32:.$A$51];0)" office:value-type="float" office:value="4" calcext:value-type="float">
            <text:p>4</text:p>
          </table:table-cell>
          <table:table-cell table:style-name="ce40" table:formula="of:=VLOOKUP([.J45];[.$B$32:.$I$51];8)" office:value-type="string" office:string-value="y=-5x/17+79/17" calcext:value-type="string">
            <text:p>y=-5x/17+79/1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5];[.$B$32:.$I$51];3)*[.M45]/VLOOKUP([.J45];[.$B$32:.$I$51];4)+IF(VLOOKUP([.J45];[.$B$32:.$I$51];7)=&quot;-&quot;;-1;1)*VLOOKUP([.J45];[.$B$32:.$I$51];5)/VLOOKUP([.J45];[.$B$32:.$I$51];6)" office:value-type="float" office:value="7.88235294117647" calcext:value-type="float">
            <text:p>7,88235294117647</text:p>
          </table:table-cell>
          <table:table-cell table:style-name="ce23" table:formula="of:=VLOOKUP([.J45];[.$B$32:.$I$51];3)*[.N45]/VLOOKUP([.J45];[.$B$32:.$I$51];4)+IF(VLOOKUP([.J45];[.$B$32:.$I$51];7)=&quot;-&quot;;-1;1)*VLOOKUP([.J45];[.$B$32:.$I$51];5)/VLOOKUP([.J45];[.$B$32:.$I$51];6)" office:value-type="float" office:value="1.41176470588235" calcext:value-type="float">
            <text:p>1,41176470588235</text:p>
          </table:table-cell>
          <table:table-cell/>
          <table:table-cell table:style-name="ce35" table:formula="of:=IF([.A45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5]);ABS([.S45]))" office:value-type="float" office:value="3" calcext:value-type="float">
            <text:p>3</text:p>
          </table:table-cell>
          <table:table-cell table:style-name="ce35" table:formula="of:=[.R45]/[.T45]" office:value-type="float" office:value="2" calcext:value-type="float">
            <text:p>2</text:p>
          </table:table-cell>
          <table:table-cell table:style-name="ce35" table:formula="of:=[.S45]/[.T45]" office:value-type="float" office:value="1" calcext:value-type="float">
            <text:p>1</text:p>
          </table:table-cell>
          <table:table-cell table:style-name="ce45" table:formula="of:=[.U45]/[.V45]" office:value-type="float" office:value="2" calcext:value-type="float">
            <text:p><text:s/>2/1 </text:p>
          </table:table-cell>
          <table:table-cell table:style-name="ce45" table:formula="of:=IF([.D45]=0;&quot;0&quot;;(IF([.D45]=[.E45];&quot;1&quot;;(IF([.D45]=-[.E45];&quot;-1&quot;;IF([.E45]=1;TEXT([.D45];10);[.W45]))))))" office:value-type="string" office:string-value="2" calcext:value-type="string">
            <text:p>2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181996" calcext:value-type="float">
            <text:p>181996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6]/[.T46]" office:value-type="float" office:value="-5" calcext:value-type="float">
            <text:p>-5</text:p>
          </table:table-cell>
          <table:table-cell table:style-name="ce35" table:formula="of:=[.S46]/[.T46]" office:value-type="float" office:value="2" calcext:value-type="float">
            <text:p>2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6]&lt;500000;&quot;+&quot;;&quot;-&quot;)" office:value-type="string" office:string-value="+" calcext:value-type="string">
            <text:p>+</text:p>
          </table:table-cell>
          <table:table-cell table:style-name="ce29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-5x/2+3" calcext:value-type="string">
            <text:p>y=-5x/2+3</text:p>
          </table:table-cell>
          <table:table-cell table:style-name="ce24" table:formula="of:=RANK([.A46];[.$A$32:.$A$51];0)" office:value-type="float" office:value="18" calcext:value-type="float">
            <text:p>18</text:p>
          </table:table-cell>
          <table:table-cell table:style-name="ce40" table:formula="of:=VLOOKUP([.J46];[.$B$32:.$I$51];8)" office:value-type="string" office:string-value="y=x/2-9" calcext:value-type="string">
            <text:p>y=x/2-9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6];[.$B$32:.$I$51];3)*[.M46]/VLOOKUP([.J46];[.$B$32:.$I$51];4)+IF(VLOOKUP([.J46];[.$B$32:.$I$51];7)=&quot;-&quot;;-1;1)*VLOOKUP([.J46];[.$B$32:.$I$51];5)/VLOOKUP([.J46];[.$B$32:.$I$51];6)" office:value-type="float" office:value="-14.5" calcext:value-type="float">
            <text:p>-14,5</text:p>
          </table:table-cell>
          <table:table-cell table:style-name="ce23" table:formula="of:=VLOOKUP([.J46];[.$B$32:.$I$51];3)*[.N46]/VLOOKUP([.J46];[.$B$32:.$I$51];4)+IF(VLOOKUP([.J46];[.$B$32:.$I$51];7)=&quot;-&quot;;-1;1)*VLOOKUP([.J46];[.$B$32:.$I$51];5)/VLOOKUP([.J46];[.$B$32:.$I$51];6)" office:value-type="float" office:value="-3.5" calcext:value-type="float">
            <text:p>-3,5</text:p>
          </table:table-cell>
          <table:table-cell/>
          <table:table-cell table:style-name="ce35" table:formula="of:=IF([.A46]&lt;500000;-1;1)*2*RANDBETWEEN(1;5)+1" office:value-type="float" office:value="-5" calcext:value-type="float">
            <text:p>-5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46]);ABS([.S46]))" office:value-type="float" office:value="1" calcext:value-type="float">
            <text:p>1</text:p>
          </table:table-cell>
          <table:table-cell table:style-name="ce35" table:formula="of:=[.R46]/[.T46]" office:value-type="float" office:value="-5" calcext:value-type="float">
            <text:p>-5</text:p>
          </table:table-cell>
          <table:table-cell table:style-name="ce35" table:formula="of:=[.S46]/[.T46]" office:value-type="float" office:value="2" calcext:value-type="float">
            <text:p>2</text:p>
          </table:table-cell>
          <table:table-cell table:style-name="ce45" table:formula="of:=[.U46]/[.V46]" office:value-type="float" office:value="-2.5" calcext:value-type="float">
            <text:p>- 5/2 </text:p>
          </table:table-cell>
          <table:table-cell table:style-name="ce45" table:formula="of:=IF([.D46]=0;&quot;0&quot;;(IF([.D46]=[.E46];&quot;1&quot;;(IF([.D46]=-[.E46];&quot;-1&quot;;IF([.E46]=1;TEXT([.D46];10);[.W46]))))))" office:value-type="float" office:value="-2.5" calcext:value-type="float">
            <text:p>- 5/2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521902" calcext:value-type="float">
            <text:p>521902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7]/[.T47]" office:value-type="float" office:value="3" calcext:value-type="float">
            <text:p>3</text:p>
          </table:table-cell>
          <table:table-cell table:style-name="ce35" table:formula="of:=[.S47]/[.T47]" office:value-type="float" office:value="4" calcext:value-type="float">
            <text:p>4</text:p>
          </table:table-cell>
          <table:table-cell table:style-name="ce24" table:formula="of:=RANDBETWEEN(0;12)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7]&lt;500000;&quot;+&quot;;&quot;-&quot;)" office:value-type="string" office:string-value="-" calcext:value-type="string">
            <text:p>-</text:p>
          </table:table-cell>
          <table:table-cell table:style-name="ce29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3x/4-9" calcext:value-type="string">
            <text:p>y=3x/4-9</text:p>
          </table:table-cell>
          <table:table-cell table:style-name="ce24" table:formula="of:=RANK([.A47];[.$A$32:.$A$51];0)" office:value-type="float" office:value="12" calcext:value-type="float">
            <text:p>12</text:p>
          </table:table-cell>
          <table:table-cell table:style-name="ce40" table:formula="of:=VLOOKUP([.J47];[.$B$32:.$I$51];8)" office:value-type="string" office:string-value="y=-10x/9+11" calcext:value-type="string">
            <text:p>y=-10x/9+1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7];[.$B$32:.$I$51];3)*[.M47]/VLOOKUP([.J47];[.$B$32:.$I$51];4)+IF(VLOOKUP([.J47];[.$B$32:.$I$51];7)=&quot;-&quot;;-1;1)*VLOOKUP([.J47];[.$B$32:.$I$51];5)/VLOOKUP([.J47];[.$B$32:.$I$51];6)" office:value-type="float" office:value="23.2222222222222" calcext:value-type="float">
            <text:p>23,2222222222222</text:p>
          </table:table-cell>
          <table:table-cell table:style-name="ce23" table:formula="of:=VLOOKUP([.J47];[.$B$32:.$I$51];3)*[.N47]/VLOOKUP([.J47];[.$B$32:.$I$51];4)+IF(VLOOKUP([.J47];[.$B$32:.$I$51];7)=&quot;-&quot;;-1;1)*VLOOKUP([.J47];[.$B$32:.$I$51];5)/VLOOKUP([.J47];[.$B$32:.$I$51];6)" office:value-type="float" office:value="-1.22222222222222" calcext:value-type="float">
            <text:p>-1,22222222222222</text:p>
          </table:table-cell>
          <table:table-cell/>
          <table:table-cell table:style-name="ce35" table:formula="of:=IF([.A47]&lt;500000;-1;1)*2*RANDBETWEEN(1;5)+1" office:value-type="float" office:value="3" calcext:value-type="float">
            <text:p>3</text:p>
          </table:table-cell>
          <table:table-cell table:style-name="ce35" table:formula="of:=2*RANDBETWEEN(1;5)" office:value-type="float" office:value="4" calcext:value-type="float">
            <text:p>4</text:p>
          </table:table-cell>
          <table:table-cell table:style-name="ce35" table:formula="of:=GCD(ABS([.R47]);ABS([.S47]))" office:value-type="float" office:value="1" calcext:value-type="float">
            <text:p>1</text:p>
          </table:table-cell>
          <table:table-cell table:style-name="ce35" table:formula="of:=[.R47]/[.T47]" office:value-type="float" office:value="3" calcext:value-type="float">
            <text:p>3</text:p>
          </table:table-cell>
          <table:table-cell table:style-name="ce35" table:formula="of:=[.S47]/[.T47]" office:value-type="float" office:value="4" calcext:value-type="float">
            <text:p>4</text:p>
          </table:table-cell>
          <table:table-cell table:style-name="ce45" table:formula="of:=[.U47]/[.V47]" office:value-type="float" office:value="0.75" calcext:value-type="float">
            <text:p><text:s/>3/4 </text:p>
          </table:table-cell>
          <table:table-cell table:style-name="ce45" table:formula="of:=IF([.D47]=0;&quot;0&quot;;(IF([.D47]=[.E47];&quot;1&quot;;(IF([.D47]=-[.E47];&quot;-1&quot;;IF([.E47]=1;TEXT([.D47];10);[.W47]))))))" office:value-type="float" office:value="0.75" calcext:value-type="float">
            <text:p><text:s/>3/4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688068" calcext:value-type="float">
            <text:p>688068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8]/[.T48]" office:value-type="float" office:value="11" calcext:value-type="float">
            <text:p>11</text:p>
          </table:table-cell>
          <table:table-cell table:style-name="ce35" table:formula="of:=[.S48]/[.T48]" office:value-type="float" office:value="8" calcext:value-type="float">
            <text:p>8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8]&lt;500000;&quot;+&quot;;&quot;-&quot;)" office:value-type="string" office:string-value="-" calcext:value-type="string">
            <text:p>-</text:p>
          </table:table-cell>
          <table:table-cell table:style-name="ce29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11x/8-3" calcext:value-type="string">
            <text:p>y=11x/8-3</text:p>
          </table:table-cell>
          <table:table-cell table:style-name="ce24" table:formula="of:=RANK([.A48];[.$A$32:.$A$51];0)" office:value-type="float" office:value="9" calcext:value-type="float">
            <text:p>9</text:p>
          </table:table-cell>
          <table:table-cell table:style-name="ce40" table:formula="of:=VLOOKUP([.J48];[.$B$32:.$I$51];8)" office:value-type="string" office:string-value="y=2x/9-1" calcext:value-type="string">
            <text:p>y=2x/9-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8];[.$B$32:.$I$51];3)*[.M48]/VLOOKUP([.J48];[.$B$32:.$I$51];4)+IF(VLOOKUP([.J48];[.$B$32:.$I$51];7)=&quot;-&quot;;-1;1)*VLOOKUP([.J48];[.$B$32:.$I$51];5)/VLOOKUP([.J48];[.$B$32:.$I$51];6)" office:value-type="float" office:value="-3.44444444444444" calcext:value-type="float">
            <text:p>-3,44444444444444</text:p>
          </table:table-cell>
          <table:table-cell table:style-name="ce23" table:formula="of:=VLOOKUP([.J48];[.$B$32:.$I$51];3)*[.N48]/VLOOKUP([.J48];[.$B$32:.$I$51];4)+IF(VLOOKUP([.J48];[.$B$32:.$I$51];7)=&quot;-&quot;;-1;1)*VLOOKUP([.J48];[.$B$32:.$I$51];5)/VLOOKUP([.J48];[.$B$32:.$I$51];6)" office:value-type="float" office:value="1.44444444444444" calcext:value-type="float">
            <text:p>1,44444444444444</text:p>
          </table:table-cell>
          <table:table-cell/>
          <table:table-cell table:style-name="ce35" table:formula="of:=IF([.A48]&lt;500000;-1;1)*2*RANDBETWEEN(1;5)+1" office:value-type="float" office:value="11" calcext:value-type="float">
            <text:p>11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48]);ABS([.S48]))" office:value-type="float" office:value="1" calcext:value-type="float">
            <text:p>1</text:p>
          </table:table-cell>
          <table:table-cell table:style-name="ce35" table:formula="of:=[.R48]/[.T48]" office:value-type="float" office:value="11" calcext:value-type="float">
            <text:p>11</text:p>
          </table:table-cell>
          <table:table-cell table:style-name="ce35" table:formula="of:=[.S48]/[.T48]" office:value-type="float" office:value="8" calcext:value-type="float">
            <text:p>8</text:p>
          </table:table-cell>
          <table:table-cell table:style-name="ce45" table:formula="of:=[.U48]/[.V48]" office:value-type="float" office:value="1.375" calcext:value-type="float">
            <text:p>11/8 </text:p>
          </table:table-cell>
          <table:table-cell table:style-name="ce45" table:formula="of:=IF([.D48]=0;&quot;0&quot;;(IF([.D48]=[.E48];&quot;1&quot;;(IF([.D48]=-[.E48];&quot;-1&quot;;IF([.E48]=1;TEXT([.D48];10);[.W48]))))))" office:value-type="float" office:value="1.375" calcext:value-type="float">
            <text:p>11/8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31264" calcext:value-type="float">
            <text:p>831264</text:p>
          </table:table-cell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9]/[.T49]" office:value-type="float" office:value="1" calcext:value-type="float">
            <text:p>1</text:p>
          </table:table-cell>
          <table:table-cell table:style-name="ce35" table:formula="of:=[.S49]/[.T49]" office:value-type="float" office:value="2" calcext:value-type="float">
            <text:p>2</text:p>
          </table:table-cell>
          <table:table-cell table:style-name="ce24" table:formula="of:=RANDBETWEEN(0;12)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9]&lt;500000;&quot;+&quot;;&quot;-&quot;)" office:value-type="string" office:string-value="-" calcext:value-type="string">
            <text:p>-</text:p>
          </table:table-cell>
          <table:table-cell table:style-name="ce29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x/2-9" calcext:value-type="string">
            <text:p>y=x/2-9</text:p>
          </table:table-cell>
          <table:table-cell table:style-name="ce24" table:formula="of:=RANK([.A49];[.$A$32:.$A$51];0)" office:value-type="float" office:value="5" calcext:value-type="float">
            <text:p>5</text:p>
          </table:table-cell>
          <table:table-cell table:style-name="ce40" table:formula="of:=VLOOKUP([.J49];[.$B$32:.$I$51];8)" office:value-type="string" office:string-value="y=5x+14" calcext:value-type="string">
            <text:p>y=5x+1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9];[.$B$32:.$I$51];3)*[.M49]/VLOOKUP([.J49];[.$B$32:.$I$51];4)+IF(VLOOKUP([.J49];[.$B$32:.$I$51];7)=&quot;-&quot;;-1;1)*VLOOKUP([.J49];[.$B$32:.$I$51];5)/VLOOKUP([.J49];[.$B$32:.$I$51];6)" office:value-type="float" office:value="-41" calcext:value-type="float">
            <text:p>-41</text:p>
          </table:table-cell>
          <table:table-cell table:style-name="ce23" table:formula="of:=VLOOKUP([.J49];[.$B$32:.$I$51];3)*[.N49]/VLOOKUP([.J49];[.$B$32:.$I$51];4)+IF(VLOOKUP([.J49];[.$B$32:.$I$51];7)=&quot;-&quot;;-1;1)*VLOOKUP([.J49];[.$B$32:.$I$51];5)/VLOOKUP([.J49];[.$B$32:.$I$51];6)" office:value-type="float" office:value="69" calcext:value-type="float">
            <text:p>69</text:p>
          </table:table-cell>
          <table:table-cell/>
          <table:table-cell table:style-name="ce35" table:formula="of:=IF([.A49]&lt;500000;-1;1)*2*RANDBETWEEN(1;5)+1" office:value-type="float" office:value="3" calcext:value-type="float">
            <text:p>3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9]);ABS([.S49]))" office:value-type="float" office:value="3" calcext:value-type="float">
            <text:p>3</text:p>
          </table:table-cell>
          <table:table-cell table:style-name="ce35" table:formula="of:=[.R49]/[.T49]" office:value-type="float" office:value="1" calcext:value-type="float">
            <text:p>1</text:p>
          </table:table-cell>
          <table:table-cell table:style-name="ce35" table:formula="of:=[.S49]/[.T49]" office:value-type="float" office:value="2" calcext:value-type="float">
            <text:p>2</text:p>
          </table:table-cell>
          <table:table-cell table:style-name="ce45" table:formula="of:=[.U49]/[.V49]" office:value-type="float" office:value="0.5" calcext:value-type="float">
            <text:p><text:s/>1/2 </text:p>
          </table:table-cell>
          <table:table-cell table:style-name="ce45" table:formula="of:=IF([.D49]=0;&quot;0&quot;;(IF([.D49]=[.E49];&quot;1&quot;;(IF([.D49]=-[.E49];&quot;-1&quot;;IF([.E49]=1;TEXT([.D49];10);[.W49]))))))" office:value-type="float" office:value="0.5" calcext:value-type="float">
            <text:p><text:s/>1/2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756520" calcext:value-type="float">
            <text:p>756520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0]/[.T50]" office:value-type="float" office:value="11" calcext:value-type="float">
            <text:p>11</text:p>
          </table:table-cell>
          <table:table-cell table:style-name="ce35" table:formula="of:=[.S50]/[.T50]" office:value-type="float" office:value="2" calcext:value-type="float">
            <text:p>2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0]&lt;500000;&quot;+&quot;;&quot;-&quot;)" office:value-type="string" office:string-value="-" calcext:value-type="string">
            <text:p>-</text:p>
          </table:table-cell>
          <table:table-cell table:style-name="ce29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11x/2" calcext:value-type="string">
            <text:p>y=11x/2</text:p>
          </table:table-cell>
          <table:table-cell table:style-name="ce24" table:formula="of:=RANK([.A50];[.$A$32:.$A$51];0)" office:value-type="float" office:value="7" calcext:value-type="float">
            <text:p>7</text:p>
          </table:table-cell>
          <table:table-cell table:style-name="ce40" table:formula="of:=VLOOKUP([.J50];[.$B$32:.$I$51];8)" office:value-type="string" office:string-value="y=2x" calcext:value-type="string">
            <text:p>y=2x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50];[.$B$32:.$I$51];3)*[.M50]/VLOOKUP([.J50];[.$B$32:.$I$51];4)+IF(VLOOKUP([.J50];[.$B$32:.$I$51];7)=&quot;-&quot;;-1;1)*VLOOKUP([.J50];[.$B$32:.$I$51];5)/VLOOKUP([.J50];[.$B$32:.$I$51];6)" office:value-type="float" office:value="-22" calcext:value-type="float">
            <text:p>-22</text:p>
          </table:table-cell>
          <table:table-cell table:style-name="ce23" table:formula="of:=VLOOKUP([.J50];[.$B$32:.$I$51];3)*[.N50]/VLOOKUP([.J50];[.$B$32:.$I$51];4)+IF(VLOOKUP([.J50];[.$B$32:.$I$51];7)=&quot;-&quot;;-1;1)*VLOOKUP([.J50];[.$B$32:.$I$51];5)/VLOOKUP([.J50];[.$B$32:.$I$51];6)" office:value-type="float" office:value="22" calcext:value-type="float">
            <text:p>22</text:p>
          </table:table-cell>
          <table:table-cell/>
          <table:table-cell table:style-name="ce35" table:formula="of:=IF([.A50]&lt;500000;-1;1)*2*RANDBETWEEN(1;5)+1" office:value-type="float" office:value="11" calcext:value-type="float">
            <text:p>11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50]);ABS([.S50]))" office:value-type="float" office:value="1" calcext:value-type="float">
            <text:p>1</text:p>
          </table:table-cell>
          <table:table-cell table:style-name="ce35" table:formula="of:=[.R50]/[.T50]" office:value-type="float" office:value="11" calcext:value-type="float">
            <text:p>11</text:p>
          </table:table-cell>
          <table:table-cell table:style-name="ce35" table:formula="of:=[.S50]/[.T50]" office:value-type="float" office:value="2" calcext:value-type="float">
            <text:p>2</text:p>
          </table:table-cell>
          <table:table-cell table:style-name="ce45" table:formula="of:=[.U50]/[.V50]" office:value-type="float" office:value="5.5" calcext:value-type="float">
            <text:p>11/2 </text:p>
          </table:table-cell>
          <table:table-cell table:style-name="ce45" table:formula="of:=IF([.D50]=0;&quot;0&quot;;(IF([.D50]=[.E50];&quot;1&quot;;(IF([.D50]=-[.E50];&quot;-1&quot;;IF([.E50]=1;TEXT([.D50];10);[.W50]))))))" office:value-type="float" office:value="5.5" calcext:value-type="float">
            <text:p>11/2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74351" calcext:value-type="float">
            <text:p>874351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1]/[.T51]" office:value-type="float" office:value="3" calcext:value-type="float">
            <text:p>3</text:p>
          </table:table-cell>
          <table:table-cell table:style-name="ce35" table:formula="of:=[.S51]/[.T51]" office:value-type="float" office:value="8" calcext:value-type="float">
            <text:p>8</text:p>
          </table:table-cell>
          <table:table-cell table:style-name="ce24" table:formula="of:=RANDBETWEEN(0;12)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1]&lt;500000;&quot;+&quot;;&quot;-&quot;)" office:value-type="string" office:string-value="-" calcext:value-type="string">
            <text:p>-</text:p>
          </table:table-cell>
          <table:table-cell table:style-name="ce29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3x/8-5" calcext:value-type="string">
            <text:p>y=3x/8-5</text:p>
          </table:table-cell>
          <table:table-cell table:style-name="ce24" table:formula="of:=RANK([.A51];[.$A$32:.$A$51];0)" office:value-type="float" office:value="3" calcext:value-type="float">
            <text:p>3</text:p>
          </table:table-cell>
          <table:table-cell table:style-name="ce40" table:formula="of:=VLOOKUP([.J51];[.$B$32:.$I$51];8)" office:value-type="string" office:string-value="y=-5x/19+64/19" calcext:value-type="string">
            <text:p>y=-5x/19+64/19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51];[.$B$32:.$I$51];3)*[.M51]/VLOOKUP([.J51];[.$B$32:.$I$51];4)+IF(VLOOKUP([.J51];[.$B$32:.$I$51];7)=&quot;-&quot;;-1;1)*VLOOKUP([.J51];[.$B$32:.$I$51];5)/VLOOKUP([.J51];[.$B$32:.$I$51];6)" office:value-type="float" office:value="6.26315789473684" calcext:value-type="float">
            <text:p>6,26315789473684</text:p>
          </table:table-cell>
          <table:table-cell table:style-name="ce23" table:formula="of:=VLOOKUP([.J51];[.$B$32:.$I$51];3)*[.N51]/VLOOKUP([.J51];[.$B$32:.$I$51];4)+IF(VLOOKUP([.J51];[.$B$32:.$I$51];7)=&quot;-&quot;;-1;1)*VLOOKUP([.J51];[.$B$32:.$I$51];5)/VLOOKUP([.J51];[.$B$32:.$I$51];6)" office:value-type="float" office:value="0.473684210526316" calcext:value-type="float">
            <text:p>0,473684210526316</text:p>
          </table:table-cell>
          <table:table-cell/>
          <table:table-cell table:style-name="ce35" table:formula="of:=IF([.A51]&lt;500000;-1;1)*2*RANDBETWEEN(1;5)+1" office:value-type="float" office:value="3" calcext:value-type="float">
            <text:p>3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51]);ABS([.S51]))" office:value-type="float" office:value="1" calcext:value-type="float">
            <text:p>1</text:p>
          </table:table-cell>
          <table:table-cell table:style-name="ce35" table:formula="of:=[.R51]/[.T51]" office:value-type="float" office:value="3" calcext:value-type="float">
            <text:p>3</text:p>
          </table:table-cell>
          <table:table-cell table:style-name="ce35" table:formula="of:=[.S51]/[.T51]" office:value-type="float" office:value="8" calcext:value-type="float">
            <text:p>8</text:p>
          </table:table-cell>
          <table:table-cell table:style-name="ce45" table:formula="of:=[.U51]/[.V51]" office:value-type="float" office:value="0.375" calcext:value-type="float">
            <text:p><text:s/>3/8 </text:p>
          </table:table-cell>
          <table:table-cell table:style-name="ce45" table:formula="of:=IF([.D51]=0;&quot;0&quot;;(IF([.D51]=[.E51];&quot;1&quot;;(IF([.D51]=-[.E51];&quot;-1&quot;;IF([.E51]=1;TEXT([.D51];10);[.W51]))))))" office:value-type="float" office:value="0.375" calcext:value-type="float">
            <text:p><text:s/>3/8 </text:p>
          </table:table-cell>
          <table:table-cell table:number-columns-repeated="990"/>
          <table:table-cell table:style-name="ce96"/>
          <table:table-cell table:number-columns-repeated="7"/>
          <table:table-cell table:style-name="Default" table:number-columns-repeated="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71" office:value-type="string" calcext:value-type="string">
            <text:p>x_A</text:p>
          </table:table-cell>
          <table:table-cell table:style-name="ce23" office:value-type="string" calcext:value-type="string">
            <text:p>y_A</text:p>
          </table:table-cell>
          <table:table-cell table:style-name="ce71" office:value-type="string" calcext:value-type="string">
            <text:p>x_B</text:p>
          </table:table-cell>
          <table:table-cell table:style-name="ce23" office:value-type="string" calcext:value-type="string">
            <text:p>y_B</text:p>
          </table:table-cell>
          <table:table-cell table:number-columns-repeated="16"/>
          <table:table-cell table:style-name="ce90" office:value-type="string" calcext:value-type="string">
            <text:p>Dénom</text:p>
          </table:table-cell>
          <table:table-cell table:number-columns-repeated="2" table:style-name="ce90" office:value-type="string" calcext:value-type="string">
            <text:p>Fraction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2" calcext:value-type="float">
            <text:p>-2</text:p>
          </table:table-cell>
          <table:table-cell table:style-name="ce40" table:formula="of:=RANDBETWEEN(-11;-1)" office:value-type="float" office:value="-9" calcext:value-type="float">
            <text:p>-9</text:p>
          </table:table-cell>
          <table:table-cell table:style-name="ce40" table:formula="of:=RANDBETWEEN(1;11)" office:value-type="float" office:value="5" calcext:value-type="float">
            <text:p>5</text:p>
          </table:table-cell>
          <table:table-cell table:style-name="ce40" table:formula="of:=RANDBETWEEN(1;11)" office:value-type="float" office:value="4" calcext:value-type="float">
            <text:p>4</text:p>
          </table:table-cell>
          <table:table-cell table:number-columns-repeated="12"/>
          <table:table-cell table:style-name="ce90" office:value-type="string" calcext:value-type="string">
            <text:p>Num</text:p>
          </table:table-cell>
          <table:table-cell table:style-name="ce90" office:value-type="string" calcext:value-type="string">
            <text:p>Dénom</text:p>
          </table:table-cell>
          <table:table-cell table:style-name="ce90" office:value-type="string" calcext:value-type="string">
            <text:p>PGCD</text:p>
          </table:table-cell>
          <table:table-cell table:style-name="ce90" office:value-type="string" calcext:value-type="string">
            <text:p>Num simp</text:p>
          </table:table-cell>
          <table:table-cell table:number-columns-repeated="3" table:style-name="ce90" office:value-type="string" calcext:value-type="string">
            <text:p>simp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11" calcext:value-type="float">
            <text:p>-11</text:p>
          </table:table-cell>
          <table:table-cell table:style-name="ce40" table:formula="of:=RANDBETWEEN(-11;-6)" office:value-type="float" office:value="-8" calcext:value-type="float">
            <text:p>-8</text:p>
          </table:table-cell>
          <table:table-cell table:style-name="ce40" table:formula="of:=RANDBETWEEN(1;11)" office:value-type="float" office:value="7" calcext:value-type="float">
            <text:p>7</text:p>
          </table:table-cell>
          <table:table-cell table:style-name="ce40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40" table:formula="of:=[.C54]*([.D54]-[.B54])-[.B54]*([.E54]-[.C54])" office:value-type="float" office:value="-37" calcext:value-type="float">
            <text:p>-37</text:p>
          </table:table-cell>
          <table:table-cell table:style-name="ce40" table:formula="of:=[.D54]-[.B54]" office:value-type="float" office:value="7" calcext:value-type="float">
            <text:p>7</text:p>
          </table:table-cell>
          <table:table-cell table:style-name="ce82" table:formula="of:=GCD(ABS([.R55]);ABS([.S55]))" office:value-type="float" office:value="1" calcext:value-type="float">
            <text:p>1</text:p>
          </table:table-cell>
          <table:table-cell table:style-name="ce82" table:formula="of:=[.R55]/[.T55]" office:value-type="float" office:value="-37" calcext:value-type="float">
            <text:p>-37</text:p>
          </table:table-cell>
          <table:table-cell table:style-name="ce82" table:formula="of:=[.S55]/[.T55]" office:value-type="float" office:value="7" calcext:value-type="float">
            <text:p>7</text:p>
          </table:table-cell>
          <table:table-cell table:style-name="ce91" table:formula="of:=[.U55]/[.V55]" office:value-type="float" office:value="-5.28571428571429" calcext:value-type="float">
            <text:p>-37/7 </text:p>
          </table:table-cell>
          <table:table-cell table:style-name="ce91" table:formula="of:=IF([.U55]=0;&quot;0&quot;;(IF([.U55]=[.V55];&quot;1&quot;;(IF([.U55]=-[.V55];&quot;-1&quot;;IF([.V55]=1;TEXT([.U55];10);[.W55]))))))" office:value-type="float" office:value="-5.28571428571429" calcext:value-type="float">
            <text:p>-37/7 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10" calcext:value-type="float">
            <text:p>-10</text:p>
          </table:table-cell>
          <table:table-cell table:style-name="ce40" table:formula="of:=RANDBETWEEN(1;11)" office:value-type="float" office:value="6" calcext:value-type="float">
            <text:p>6</text:p>
          </table:table-cell>
          <table:table-cell table:style-name="ce40" table:formula="of:=RANDBETWEEN(1;11)" office:value-type="float" office:value="9" calcext:value-type="float">
            <text:p>9</text:p>
          </table:table-cell>
          <table:table-cell table:style-name="ce40" table:formula="of:=RANDBETWEEN(-11;1)" office:value-type="float" office:value="1" calcext:value-type="float">
            <text:p>1</text:p>
          </table:table-cell>
          <table:table-cell table:number-columns-repeated="12"/>
          <table:table-cell table:style-name="ce40" table:formula="of:=[.C55]*([.D55]-[.B55])-[.B55]*([.E55]-[.C55])" office:value-type="float" office:value="-89" calcext:value-type="float">
            <text:p>-89</text:p>
          </table:table-cell>
          <table:table-cell table:style-name="ce40" table:formula="of:=[.D55]-[.B55]" office:value-type="float" office:value="18" calcext:value-type="float">
            <text:p>18</text:p>
          </table:table-cell>
          <table:table-cell table:style-name="ce82" table:formula="of:=GCD(ABS([.R56]);ABS([.S56]))" office:value-type="float" office:value="1" calcext:value-type="float">
            <text:p>1</text:p>
          </table:table-cell>
          <table:table-cell table:style-name="ce82" table:formula="of:=[.R56]/[.T56]" office:value-type="float" office:value="-89" calcext:value-type="float">
            <text:p>-89</text:p>
          </table:table-cell>
          <table:table-cell table:style-name="ce82" table:formula="of:=[.S56]/[.T56]" office:value-type="float" office:value="18" calcext:value-type="float">
            <text:p>18</text:p>
          </table:table-cell>
          <table:table-cell table:style-name="ce91" table:formula="of:=[.U56]/[.V56]" office:value-type="float" office:value="-4.94444444444444" calcext:value-type="float">
            <text:p>-89/18</text:p>
          </table:table-cell>
          <table:table-cell table:style-name="ce91" table:formula="of:=IF([.U56]=0;&quot;0&quot;;(IF([.U56]=[.V56];&quot;1&quot;;(IF([.U56]=-[.V56];&quot;-1&quot;;IF([.V56]=1;TEXT([.U56];10);[.W56]))))))" office:value-type="float" office:value="-4.94444444444444" calcext:value-type="float">
            <text:p>-89/18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8" calcext:value-type="float">
            <text:p>-8</text:p>
          </table:table-cell>
          <table:table-cell table:style-name="ce40" table:formula="of:=RANDBETWEEN(6;11)" office:value-type="float" office:value="7" calcext:value-type="float">
            <text:p>7</text:p>
          </table:table-cell>
          <table:table-cell table:style-name="ce40" table:formula="of:=RANDBETWEEN(1;11)" office:value-type="float" office:value="9" calcext:value-type="float">
            <text:p>9</text:p>
          </table:table-cell>
          <table:table-cell table:style-name="ce40" table:formula="of:=RANDBETWEEN(1;5)" office:value-type="float" office:value="2" calcext:value-type="float">
            <text:p>2</text:p>
          </table:table-cell>
          <table:table-cell table:number-columns-repeated="12"/>
          <table:table-cell table:style-name="ce40" table:formula="of:=[.C56]*([.D56]-[.B56])-[.B56]*([.E56]-[.C56])" office:value-type="float" office:value="64" calcext:value-type="float">
            <text:p>64</text:p>
          </table:table-cell>
          <table:table-cell table:style-name="ce40" table:formula="of:=[.D56]-[.B56]" office:value-type="float" office:value="19" calcext:value-type="float">
            <text:p>19</text:p>
          </table:table-cell>
          <table:table-cell table:style-name="ce82" table:formula="of:=GCD(ABS([.R57]);ABS([.S57]))" office:value-type="float" office:value="1" calcext:value-type="float">
            <text:p>1</text:p>
          </table:table-cell>
          <table:table-cell table:style-name="ce82" table:formula="of:=[.R57]/[.T57]" office:value-type="float" office:value="64" calcext:value-type="float">
            <text:p>64</text:p>
          </table:table-cell>
          <table:table-cell table:style-name="ce82" table:formula="of:=[.S57]/[.T57]" office:value-type="float" office:value="19" calcext:value-type="float">
            <text:p>19</text:p>
          </table:table-cell>
          <table:table-cell table:style-name="ce91" table:formula="of:=[.U57]/[.V57]" office:value-type="float" office:value="3.36842105263158" calcext:value-type="float">
            <text:p>64/19</text:p>
          </table:table-cell>
          <table:table-cell table:style-name="ce91" table:formula="of:=IF([.U57]=0;&quot;0&quot;;(IF([.U57]=[.V57];&quot;1&quot;;(IF([.U57]=-[.V57];&quot;-1&quot;;IF([.V57]=1;TEXT([.U57];10);[.W57]))))))" office:value-type="float" office:value="3.36842105263158" calcext:value-type="float">
            <text:p>64/19</text:p>
          </table:table-cell>
          <table:table-cell table:number-columns-repeated="1000"/>
        </table:table-row>
        <table:table-row table:style-name="ro7">
          <table:table-cell/>
          <table:table-cell table:style-name="Default" table:number-columns-repeated="4"/>
          <table:table-cell table:number-columns-repeated="12"/>
          <table:table-cell table:style-name="ce40" table:formula="of:=[.C57]*([.D57]-[.B57])-[.B57]*([.E57]-[.C57])" office:value-type="float" office:value="79" calcext:value-type="float">
            <text:p>79</text:p>
          </table:table-cell>
          <table:table-cell table:style-name="ce40" table:formula="of:=[.D57]-[.B57]" office:value-type="float" office:value="17" calcext:value-type="float">
            <text:p>17</text:p>
          </table:table-cell>
          <table:table-cell table:style-name="ce82" table:formula="of:=GCD(ABS([.R58]);ABS([.S58]))" office:value-type="float" office:value="1" calcext:value-type="float">
            <text:p>1</text:p>
          </table:table-cell>
          <table:table-cell table:style-name="ce82" table:formula="of:=[.R58]/[.T58]" office:value-type="float" office:value="79" calcext:value-type="float">
            <text:p>79</text:p>
          </table:table-cell>
          <table:table-cell table:style-name="ce82" table:formula="of:=[.S58]/[.T58]" office:value-type="float" office:value="17" calcext:value-type="float">
            <text:p>17</text:p>
          </table:table-cell>
          <table:table-cell table:style-name="ce91" table:formula="of:=[.U58]/[.V58]" office:value-type="float" office:value="4.64705882352941" calcext:value-type="float">
            <text:p>79/17</text:p>
          </table:table-cell>
          <table:table-cell table:style-name="ce91" table:formula="of:=IF([.U58]=0;&quot;0&quot;;(IF([.U58]=[.V58];&quot;1&quot;;(IF([.U58]=-[.V58];&quot;-1&quot;;IF([.V58]=1;TEXT([.U58];10);[.W58]))))))" office:value-type="float" office:value="4.64705882352941" calcext:value-type="float">
            <text:p>79/17</text:p>
          </table:table-cell>
          <table:table-cell table:number-columns-repeated="1000"/>
        </table:table-row>
        <table:table-row table:style-name="ro7" table:number-rows-repeated="104851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id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9" form:id="control9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1" form:id="control1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6" draw:name="Image 1" draw:style-name="gr3" draw:text-style-name="P2" svg:width="158.58mm" svg:height="17.45mm" svg:x="0mm" svg:y="66.17mm">
            <draw:image xlink:href="Pictures/10000000000002400000004202A8EFAE04BCB5E7.png" xlink:type="simple" xlink:show="embed" xlink:actuate="onLoad">
              <text:p/>
            </draw:image>
          </draw:frame>
          <draw:line draw:z-index="7" draw:style-name="gr4" draw:text-style-name="P3" svg:x1="20.15mm" svg:y1="80.91mm" svg:x2="35.15mm" svg:y2="85.89mm">
            <text:p/>
          </draw:line>
        </table:shapes>
        <table:table-column table:style-name="co6" table:number-columns-repeated="1024" table:default-cell-style-name="ce118"/>
        <table:table-row table:style-name="ro7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7">
          <table:table-cell>
            <draw:control table:end-cell-address="Aide.B3" table:end-x="12.52mm" table:end-y="4.42mm" draw:z-index="0" draw:style-name="gr1" draw:text-style-name="P1" svg:width="35.11mm" svg:height="9.16mm" svg:x="0mm" svg:y="0.55mm" draw:control="control7"/>
            <draw:control table:end-cell-address="Aide.B3" table:end-x="12.52mm" table:end-y="4.42mm" draw:z-index="2" draw:style-name="gr1" draw:text-style-name="P1" svg:width="35.11mm" svg:height="9.16mm" svg:x="0mm" svg:y="0.55mm" draw:control="control9"/>
            <draw:control table:end-cell-address="Aide.B3" table:end-x="12.52mm" table:end-y="4.42mm" draw:z-index="4" draw:style-name="gr1" draw:text-style-name="P1" svg:width="35.11mm" svg:height="9.16mm" svg:x="0mm" svg:y="0.55mm" draw:control="control11"/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7">
          <table:table-cell table:style-name="ce22">
            <draw:control table:end-cell-address="Aide.B7" table:end-x="12.18mm" table:end-y="3.25mm" draw:z-index="1" draw:style-name="gr1" draw:text-style-name="P1" svg:width="34.77mm" svg:height="10.18mm" svg:x="0mm" svg:y="3.66mm" draw:control="control8"/>
            <draw:control table:end-cell-address="Aide.B7" table:end-x="12.18mm" table:end-y="3.25mm" draw:z-index="3" draw:style-name="gr1" draw:text-style-name="P1" svg:width="34.77mm" svg:height="10.18mm" svg:x="0mm" svg:y="3.66mm" draw:control="control10"/>
            <draw:control table:end-cell-address="Aide.B7" table:end-x="12.18mm" table:end-y="3.25mm" draw:z-index="5" draw:style-name="gr1" draw:text-style-name="P1" svg:width="34.77mm" svg:height="10.18mm" svg:x="0mm" svg:y="3.66mm" draw:control="control12"/>
          </table:table-cell>
          <table:table-cell table:number-columns-repeated="1023"/>
        </table:table-row>
        <table:table-row table:style-name="ro7">
          <table:table-cell table:style-name="ce22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 table:style-name="ce11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7">
          <table:table-cell table:style-name="ce119"/>
          <table:table-cell table:number-columns-repeated="1023"/>
        </table:table-row>
        <table:table-row table:style-name="ro8">
          <table:table-cell office:value-type="string" calcext:value-type="string">
            <text:p>Sélectionner <text:span text:style-name="T4">É</text:span><text:span text:style-name="T5">b</text:span><text:span text:style-name="T4">auche de formulaire</text:span>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3:42:18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4T13:43:31.043000000</dc:date>
    <meta:editing-duration>P1DT15H37M46S</meta:editing-duration>
    <meta:editing-cycles>391</meta:editing-cycles>
    <meta:generator>LibreOffice/6.0.6.2$Windows_X86_64 LibreOffice_project/0c292870b25a325b5ed35f6b45599d2ea4458e77</meta:generator>
    <meta:document-statistic meta:table-count="5" meta:cell-count="91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loext:label-string="&quot;1&quot;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loext:label-string="&quot;2&quot;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loext:label-string="&quot;3&quot;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loext:label-string="&quot;4&quot;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loext:label-string="&quot;5&quot;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6</text:p>
              </table:table-cell>
              <table:table-cell office:value-type="string">
                <text:p>1</text:p>
              </table:table-cell>
              <table:table-cell office:value-type="string">
                <text:p>Ligne 17</text:p>
              </table:table-cell>
              <table:table-cell office:value-type="string">
                <text:p>2</text:p>
              </table:table-cell>
              <table:table-cell office:value-type="string">
                <text:p>Ligne 18</text:p>
              </table:table-cell>
              <table:table-cell office:value-type="string">
                <text:p>3</text:p>
              </table:table-cell>
              <table:table-cell office:value-type="string">
                <text:p>Ligne 19</text:p>
              </table:table-cell>
              <table:table-cell office:value-type="string">
                <text:p>4</text:p>
              </table:table-cell>
              <table:table-cell office:value-type="string">
                <text:p>Ligne 20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y=5x-14</text:p>
                <draw:g>
                  <svg:desc>Données.I20:Données.I20</svg:desc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9">
                <text:p>9</text:p>
                <draw:g>
                  <svg:desc>Données.O16:Données.P16</svg:desc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35">
                <text:p>35</text:p>
                <draw:g>
                  <svg:desc>Données.O17:Données.P17</svg:desc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24">
                <text:p>24</text:p>
                <draw:g>
                  <svg:desc>Données.O18:Données.P18</svg:desc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-13">
                <text:p>-13</text:p>
                <draw:g>
                  <svg:desc>Données.O19:Données.P19</svg:desc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-69">
                <text:p>-69</text:p>
                <draw:g>
                  <svg:desc>Données.O20:Données.P20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31">
                <text:p>-3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loext:label-string="&quot;1&quot;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loext:label-string="&quot;2&quot;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loext:label-string="&quot;3&quot;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loext:label-string="&quot;4&quot;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loext:label-string="&quot;5&quot;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y=-x+11</text:p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5">
                <text:p>15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22">
                <text:p>22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26">
                <text:p>26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0">
                <text:p>10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13">
                <text:p>-1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y=-2x+4</text:p>
              </table:table-cell>
              <table:table-cell office:value-type="float" office:value="11">
                <text:p>11</text:p>
              </table:table-cell>
              <table:table-cell office:value-type="float" office:value="-29">
                <text:p>-2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18">
                <text:p>-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loext:label-string="&quot;1&quot;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loext:label-string="&quot;2&quot;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loext:label-string="&quot;3&quot;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loext:label-string="&quot;4&quot;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loext:label-string="&quot;5&quot;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2</text:p>
              </table:table-cell>
              <table:table-cell office:value-type="string">
                <text:p>1</text:p>
              </table:table-cell>
              <table:table-cell office:value-type="string">
                <text:p>Ligne 33</text:p>
              </table:table-cell>
              <table:table-cell office:value-type="string">
                <text:p>2</text:p>
              </table:table-cell>
              <table:table-cell office:value-type="string">
                <text:p>Ligne 34</text:p>
              </table:table-cell>
              <table:table-cell office:value-type="string">
                <text:p>3</text:p>
              </table:table-cell>
              <table:table-cell office:value-type="string">
                <text:p>Ligne 35</text:p>
              </table:table-cell>
              <table:table-cell office:value-type="string">
                <text:p>4</text:p>
              </table:table-cell>
              <table:table-cell office:value-type="string">
                <text:p>Ligne 36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y=-3x+14</text:p>
                <draw:g>
                  <svg:desc>Données.I20:Données.I20</svg:desc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-16.125">
                <text:p>-16.125</text:p>
                <draw:g>
                  <svg:desc>Données.O32:Données.P32</svg:desc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23.5">
                <text:p>23.5</text:p>
                <draw:g>
                  <svg:desc>Données.O33:Données.P33</svg:desc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-54">
                <text:p>-54</text:p>
                <draw:g>
                  <svg:desc>Données.O34:Données.P34</svg:desc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5">
                <text:p>15</text:p>
                <draw:g>
                  <svg:desc>Données.O35:Données.P35</svg:desc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8">
                <text:p>8</text:p>
                <draw:g>
                  <svg:desc>Données.O36:Données.P36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4.125">
                <text:p>14.125</text:p>
              </table:table-cell>
              <table:table-cell office:value-type="float" office:value="11">
                <text:p>11</text:p>
              </table:table-cell>
              <table:table-cell office:value-type="float" office:value="-9.5">
                <text:p>-9.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.85714285714286">
                <text:p>4.8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